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3"/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ffff00"/>
    </style:style>
    <style:style style:name="ce1" style:family="table-cell" style:parent-style-name="Default" style:data-style-name="N124"/>
    <style:style style:name="ce4" style:family="table-cell" style:parent-style-name="Default" style:data-style-name="N123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7" style:family="table-cell" style:parent-style-name="Default" style:data-style-name="N122"/>
    <style:style style:name="ce16" style:family="table-cell" style:parent-style-name="Default" style:data-style-name="N122">
      <style:table-cell-properties fo:background-color="transparent"/>
    </style:style>
    <style:style style:name="ce8" style:family="table-cell" style:parent-style-name="Default" style:data-style-name="N122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20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22">
      <style:table-cell-properties style:text-align-source="value-type" style:repeat-content="false"/>
      <style:paragraph-properties fo:margin-left="0cm"/>
    </style:style>
    <style:style style:name="ce23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2">
      <style:table-cell-properties fo:background-color="#ffe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to UB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42633.185" calcext:value-type="float">
            <text:p>142633.19</text:p>
          </table:table-cell>
          <table:table-cell table:style-name="ce10" office:value-type="float" office:value="142633.06" calcext:value-type="float">
            <text:p>142633.06</text:p>
          </table:table-cell>
          <table:table-cell table:formula="of:=([.E2]-[.F2])/[.E2] *100" office:value-type="float" office:value="0.0000876373895738218" calcext:value-type="float">
            <text:p>0.000</text:p>
          </table:table-cell>
          <table:table-cell office:value-type="float" office:value="13.691" calcext:value-type="float">
            <text:p>13.7</text:p>
          </table:table-cell>
          <table:table-cell office:value-type="float" office:value="13.692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43810.387" calcext:value-type="float">
            <text:p>143810.39</text:p>
          </table:table-cell>
          <table:table-cell table:style-name="ce10" office:value-type="float" office:value="143810.351" calcext:value-type="float">
            <text:p>143810.35</text:p>
          </table:table-cell>
          <table:table-cell table:formula="of:=([.E3]-[.F3])/[.E3] *100" office:value-type="float" office:value="0.0000250329623219651" calcext:value-type="float">
            <text:p>0.000</text:p>
          </table:table-cell>
          <table:table-cell table:number-columns-repeated="2" office:value-type="float" office:value="16.892" calcext:value-type="float">
            <text:p>1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139490.383" calcext:value-type="float">
            <text:p>139490.38</text:p>
          </table:table-cell>
          <table:table-cell table:style-name="ce10" office:value-type="float" office:value="139489.075" calcext:value-type="float">
            <text:p>139489.08</text:p>
          </table:table-cell>
          <table:table-cell table:formula="of:=([.E4]-[.F4])/[.E4] *100" office:value-type="float" office:value="0.000937699052693825" calcext:value-type="float">
            <text:p>0.001</text:p>
          </table:table-cell>
          <table:table-cell table:number-columns-repeated="2" office:value-type="float" office:value="12.334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float" office:value="140649.074" calcext:value-type="float">
            <text:p>140649.07</text:p>
          </table:table-cell>
          <table:table-cell table:formula="of:=([.E5]-[.F5])/[.E5] *100" office:value-type="float" office:value="0" calcext:value-type="float">
            <text:p>0.000</text:p>
          </table:table-cell>
          <table:table-cell table:number-columns-repeated="2" office:value-type="float" office:value="15.20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40194.765" calcext:value-type="float">
            <text:p>140194.77</text:p>
          </table:table-cell>
          <table:table-cell table:style-name="ce10" office:value-type="float" office:value="140194.761" calcext:value-type="float">
            <text:p>140194.76</text:p>
          </table:table-cell>
          <table:table-cell table:formula="of:=([.E6]-[.F6])/[.E6] *100" office:value-type="float" office:value="0.00000285317359415441" calcext:value-type="float">
            <text:p>0.000</text:p>
          </table:table-cell>
          <table:table-cell office:value-type="float" office:value="13.473" calcext:value-type="float">
            <text:p>13.5</text:p>
          </table:table-cell>
          <table:table-cell office:value-type="float" office:value="13.474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57274.817" calcext:value-type="float">
            <text:p>157274.82</text:p>
          </table:table-cell>
          <table:table-cell table:style-name="ce10" office:value-type="float" office:value="157261.941" calcext:value-type="float">
            <text:p>157261.94</text:p>
          </table:table-cell>
          <table:table-cell table:formula="of:=([.E7]-[.F7])/[.E7] *100" office:value-type="float" office:value="0.00818694324089939" calcext:value-type="float">
            <text:p>0.008</text:p>
          </table:table-cell>
          <table:table-cell table:number-columns-repeated="2" office:value-type="float" office:value="47.874" calcext:value-type="float">
            <text:p>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69221.783" calcext:value-type="float">
            <text:p>169221.78</text:p>
          </table:table-cell>
          <table:table-cell table:style-name="ce10" office:value-type="float" office:value="169208.054" calcext:value-type="float">
            <text:p>169208.05</text:p>
          </table:table-cell>
          <table:table-cell table:formula="of:=([.E8]-[.F8])/[.E8] *100" office:value-type="float" office:value="0.00811302171422699" calcext:value-type="float">
            <text:p>0.008</text:p>
          </table:table-cell>
          <table:table-cell table:number-columns-repeated="2" office:value-type="float" office:value="73.033" calcext:value-type="float">
            <text:p>73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55808.5" calcext:value-type="float">
            <text:p>155808.50</text:p>
          </table:table-cell>
          <table:table-cell table:style-name="ce10" office:value-type="float" office:value="155805.016" calcext:value-type="float">
            <text:p>155805.02</text:p>
          </table:table-cell>
          <table:table-cell table:formula="of:=([.E9]-[.F9])/[.E9] *100" office:value-type="float" office:value="0.0022360782627371" calcext:value-type="float">
            <text:p>0.002</text:p>
          </table:table-cell>
          <table:table-cell office:value-type="float" office:value="47.294" calcext:value-type="float">
            <text:p>47.3</text:p>
          </table:table-cell>
          <table:table-cell office:value-type="float" office:value="47.295" calcext:value-type="float">
            <text:p>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59082.291" calcext:value-type="float">
            <text:p>159082.29</text:p>
          </table:table-cell>
          <table:table-cell table:style-name="ce10" office:value-type="float" office:value="159070.995" calcext:value-type="float">
            <text:p>159071.00</text:p>
          </table:table-cell>
          <table:table-cell table:formula="of:=([.E10]-[.F10])/[.E10] *100" office:value-type="float" office:value="0.00710072750963971" calcext:value-type="float">
            <text:p>0.007</text:p>
          </table:table-cell>
          <table:table-cell office:value-type="float" office:value="66.89" calcext:value-type="float">
            <text:p>66.9</text:p>
          </table:table-cell>
          <table:table-cell office:value-type="float" office:value="66.891" calcext:value-type="float">
            <text:p>6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63216.248" calcext:value-type="float">
            <text:p>163216.25</text:p>
          </table:table-cell>
          <table:table-cell table:style-name="ce10" office:value-type="float" office:value="163204.919" calcext:value-type="float">
            <text:p>163204.92</text:p>
          </table:table-cell>
          <table:table-cell table:formula="of:=([.E11]-[.F11])/[.E11] *100" office:value-type="float" office:value="0.00694109816811737" calcext:value-type="float">
            <text:p>0.007</text:p>
          </table:table-cell>
          <table:table-cell office:value-type="float" office:value="39.561" calcext:value-type="float">
            <text:p>39.6</text:p>
          </table:table-cell>
          <table:table-cell office:value-type="float" office:value="39.562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152785.185" calcext:value-type="float">
            <text:p>152785.19</text:p>
          </table:table-cell>
          <table:table-cell table:style-name="ce10" office:value-type="float" office:value="152774.174" calcext:value-type="float">
            <text:p>152774.17</text:p>
          </table:table-cell>
          <table:table-cell table:formula="of:=([.E12]-[.F12])/[.E12] *100" office:value-type="float" office:value="0.00720685058567596" calcext:value-type="float">
            <text:p>0.007</text:p>
          </table:table-cell>
          <table:table-cell table:number-columns-repeated="2" office:value-type="float" office:value="134.137" calcext:value-type="float">
            <text:p>13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68472.769" calcext:value-type="float">
            <text:p>168472.77</text:p>
          </table:table-cell>
          <table:table-cell table:style-name="ce10" office:value-type="float" office:value="168459.101" calcext:value-type="float">
            <text:p>168459.10</text:p>
          </table:table-cell>
          <table:table-cell table:formula="of:=([.E13]-[.F13])/[.E13] *100" office:value-type="float" office:value="0.00811288380973018" calcext:value-type="float">
            <text:p>0.008</text:p>
          </table:table-cell>
          <table:table-cell office:value-type="float" office:value="32.376" calcext:value-type="float">
            <text:p>32.4</text:p>
          </table:table-cell>
          <table:table-cell office:value-type="float" office:value="32.377" calcext:value-type="float">
            <text:p>3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59883.576" calcext:value-type="float">
            <text:p>159883.58</text:p>
          </table:table-cell>
          <table:table-cell table:style-name="ce10" office:value-type="float" office:value="159872.977" calcext:value-type="float">
            <text:p>159872.98</text:p>
          </table:table-cell>
          <table:table-cell table:formula="of:=([.E14]-[.F14])/[.E14] *100" office:value-type="float" office:value="0.00662919873645272" calcext:value-type="float">
            <text:p>0.007</text:p>
          </table:table-cell>
          <table:table-cell office:value-type="float" office:value="126.29" calcext:value-type="float">
            <text:p>126.3</text:p>
          </table:table-cell>
          <table:table-cell office:value-type="float" office:value="126.291" calcext:value-type="float">
            <text:p>1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162463.973" calcext:value-type="float">
            <text:p>162463.97</text:p>
          </table:table-cell>
          <table:table-cell table:style-name="ce10" office:value-type="float" office:value="162460.677" calcext:value-type="float">
            <text:p>162460.68</text:p>
          </table:table-cell>
          <table:table-cell table:formula="of:=([.E15]-[.F15])/[.E15] *100" office:value-type="float" office:value="0.00202875747720517" calcext:value-type="float">
            <text:p>0.002</text:p>
          </table:table-cell>
          <table:table-cell office:value-type="float" office:value="111.984" calcext:value-type="float">
            <text:p>112.0</text:p>
          </table:table-cell>
          <table:table-cell office:value-type="float" office:value="111.985" calcext:value-type="float">
            <text:p>112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60388.455" calcext:value-type="float">
            <text:p>160388.46</text:p>
          </table:table-cell>
          <table:table-cell table:style-name="ce10" office:value-type="float" office:value="160380.897" calcext:value-type="float">
            <text:p>160380.90</text:p>
          </table:table-cell>
          <table:table-cell table:formula="of:=([.E16]-[.F16])/[.E16] *100" office:value-type="float" office:value="0.00471230924943444" calcext:value-type="float">
            <text:p>0.005</text:p>
          </table:table-cell>
          <table:table-cell table:number-columns-repeated="2" office:value-type="float" office:value="141.93" calcext:value-type="float">
            <text:p>14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11015.781" calcext:value-type="float">
            <text:p>111015.78</text:p>
          </table:table-cell>
          <table:table-cell table:style-name="ce10" office:value-type="float" office:value="111015.714" calcext:value-type="float">
            <text:p>111015.71</text:p>
          </table:table-cell>
          <table:table-cell table:formula="of:=([.E17]-[.F17])/[.E17] *100" office:value-type="float" office:value="0.0000603517800730148" calcext:value-type="float">
            <text:p>0.000</text:p>
          </table:table-cell>
          <table:table-cell office:value-type="float" office:value="13.976" calcext:value-type="float">
            <text:p>14.0</text:p>
          </table:table-cell>
          <table:table-cell office:value-type="float" office:value="13.977" calcext:value-type="float">
            <text:p>14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12812.067" calcext:value-type="float">
            <text:p>112812.07</text:p>
          </table:table-cell>
          <table:table-cell table:style-name="ce10" office:value-type="float" office:value="112809.788" calcext:value-type="float">
            <text:p>112809.79</text:p>
          </table:table-cell>
          <table:table-cell table:formula="of:=([.E18]-[.F18])/[.E18] *100" office:value-type="float" office:value="0.00202017395886824" calcext:value-type="float">
            <text:p>0.002</text:p>
          </table:table-cell>
          <table:table-cell office:value-type="float" office:value="13.689" calcext:value-type="float">
            <text:p>13.7</text:p>
          </table:table-cell>
          <table:table-cell office:value-type="float" office:value="13.69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01100.431" calcext:value-type="float">
            <text:p>101100.43</text:p>
          </table:table-cell>
          <table:table-cell table:style-name="ce10" office:value-type="float" office:value="101100.355" calcext:value-type="float">
            <text:p>101100.36</text:p>
          </table:table-cell>
          <table:table-cell table:formula="of:=([.E19]-[.F19])/[.E19] *100" office:value-type="float" office:value="0.0000751727754760327" calcext:value-type="float">
            <text:p>0.000</text:p>
          </table:table-cell>
          <table:table-cell table:number-columns-repeated="2" office:value-type="float" office:value="13.887" calcext:value-type="float">
            <text:p>1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102264.746" calcext:value-type="float">
            <text:p>102264.75</text:p>
          </table:table-cell>
          <table:table-cell table:style-name="ce10" office:value-type="float" office:value="102262.273" calcext:value-type="float">
            <text:p>102262.27</text:p>
          </table:table-cell>
          <table:table-cell table:formula="of:=([.E20]-[.F20])/[.E20] *100" office:value-type="float" office:value="0.00241823316120898" calcext:value-type="float">
            <text:p>0.002</text:p>
          </table:table-cell>
          <table:table-cell office:value-type="float" office:value="13.176" calcext:value-type="float">
            <text:p>13.2</text:p>
          </table:table-cell>
          <table:table-cell office:value-type="float" office:value="13.177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01808.498" calcext:value-type="float">
            <text:p>101808.50</text:p>
          </table:table-cell>
          <table:table-cell table:style-name="ce10" office:value-type="float" office:value="101806.085" calcext:value-type="float">
            <text:p>101806.09</text:p>
          </table:table-cell>
          <table:table-cell table:formula="of:=([.E21]-[.F21])/[.E21] *100" office:value-type="float" office:value="0.00237013613539458" calcext:value-type="float">
            <text:p>0.002</text:p>
          </table:table-cell>
          <table:table-cell office:value-type="float" office:value="13.736" calcext:value-type="float">
            <text:p>13.7</text:p>
          </table:table-cell>
          <table:table-cell office:value-type="float" office:value="13.737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45086.061" calcext:value-type="float">
            <text:p>145086.06</text:p>
          </table:table-cell>
          <table:table-cell table:style-name="ce10" office:value-type="float" office:value="145080.286" calcext:value-type="float">
            <text:p>145080.29</text:p>
          </table:table-cell>
          <table:table-cell table:formula="of:=([.E22]-[.F22])/[.E22] *100" office:value-type="float" office:value="0.00398039615948646" calcext:value-type="float">
            <text:p>0.004</text:p>
          </table:table-cell>
          <table:table-cell table:number-columns-repeated="2" office:value-type="float" office:value="344.567" calcext:value-type="float">
            <text:p>34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56989.841" calcext:value-type="float">
            <text:p>156989.84</text:p>
          </table:table-cell>
          <table:table-cell table:style-name="ce10" office:value-type="float" office:value="156983.758" calcext:value-type="float">
            <text:p>156983.76</text:p>
          </table:table-cell>
          <table:table-cell table:formula="of:=([.E23]-[.F23])/[.E23] *100" office:value-type="float" office:value="0.0038747730179459" calcext:value-type="float">
            <text:p>0.004</text:p>
          </table:table-cell>
          <table:table-cell table:number-columns-repeated="2" office:value-type="float" office:value="231.19" calcext:value-type="float">
            <text:p>2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55598.627" calcext:value-type="float">
            <text:p>155598.63</text:p>
          </table:table-cell>
          <table:table-cell table:style-name="ce10" office:value-type="float" office:value="155592.943" calcext:value-type="float">
            <text:p>155592.94</text:p>
          </table:table-cell>
          <table:table-cell table:formula="of:=([.E24]-[.F24])/[.E24] *100" office:value-type="float" office:value="0.00365298853183864" calcext:value-type="float">
            <text:p>0.004</text:p>
          </table:table-cell>
          <table:table-cell table:number-columns-repeated="2" office:value-type="float" office:value="287.239" calcext:value-type="float">
            <text:p>28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8050.94" calcext:value-type="float">
            <text:p>148050.94</text:p>
          </table:table-cell>
          <table:table-cell table:style-name="ce10" office:value-type="float" office:value="148044.93" calcext:value-type="float">
            <text:p>148044.93</text:p>
          </table:table-cell>
          <table:table-cell table:formula="of:=([.E25]-[.F25])/[.E25] *100" office:value-type="float" office:value="0.00405941360453997" calcext:value-type="float">
            <text:p>0.004</text:p>
          </table:table-cell>
          <table:table-cell table:number-columns-repeated="2" office:value-type="float" office:value="255.471" calcext:value-type="float">
            <text:p>2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159617.207" calcext:value-type="float">
            <text:p>159617.21</text:p>
          </table:table-cell>
          <table:table-cell table:style-name="ce10" office:value-type="float" office:value="159610.751" calcext:value-type="float">
            <text:p>159610.75</text:p>
          </table:table-cell>
          <table:table-cell table:formula="of:=([.E26]-[.F26])/[.E26] *100" office:value-type="float" office:value="0.00404467671208254" calcext:value-type="float">
            <text:p>0.004</text:p>
          </table:table-cell>
          <table:table-cell table:number-columns-repeated="2" office:value-type="float" office:value="408.163" calcext:value-type="float">
            <text:p>40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170454.061" calcext:value-type="float">
            <text:p>170454.06</text:p>
          </table:table-cell>
          <table:table-cell table:style-name="ce11" office:value-type="float" office:value="170432.46" calcext:value-type="float">
            <text:p>170432.46</text:p>
          </table:table-cell>
          <table:table-cell table:formula="of:=([.E27]-[.F27])/[.E27] *100" office:value-type="float" office:value="0.0126726226839471" calcext:value-type="float">
            <text:p>0.013</text:p>
          </table:table-cell>
          <table:table-cell table:style-name="ce4" office:value-type="float" office:value="2617.909" calcext:value-type="float">
            <text:p>2617.9</text:p>
          </table:table-cell>
          <table:table-cell table:style-name="ce4" office:value-type="float" office:value="3190.638" calcext:value-type="float">
            <text:p>319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166732.334" calcext:value-type="float">
            <text:p>166732.33</text:p>
          </table:table-cell>
          <table:table-cell table:style-name="ce11" office:value-type="float" office:value="166702.893" calcext:value-type="float">
            <text:p>166702.89</text:p>
          </table:table-cell>
          <table:table-cell table:formula="of:=([.E28]-[.F28])/[.E28] *100" office:value-type="float" office:value="0.0176576428180941" calcext:value-type="float">
            <text:p>0.018</text:p>
          </table:table-cell>
          <table:table-cell table:style-name="ce4" office:value-type="float" office:value="1756.468" calcext:value-type="float">
            <text:p>1756.5</text:p>
          </table:table-cell>
          <table:table-cell table:style-name="ce4" office:value-type="float" office:value="4321.499" calcext:value-type="float">
            <text:p>432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float" office:value="157800.281" calcext:value-type="float">
            <text:p>157800.28</text:p>
          </table:table-cell>
          <table:table-cell table:style-name="ce11" office:value-type="float" office:value="157773.959" calcext:value-type="float">
            <text:p>157773.96</text:p>
          </table:table-cell>
          <table:table-cell table:formula="of:=([.E29]-[.F29])/[.E29] *100" office:value-type="float" office:value="0.0166805786613178" calcext:value-type="float">
            <text:p>0.017</text:p>
          </table:table-cell>
          <table:table-cell table:style-name="ce4" office:value-type="float" office:value="2522.332" calcext:value-type="float">
            <text:p>2522.3</text:p>
          </table:table-cell>
          <table:table-cell table:style-name="ce4" office:value-type="float" office:value="3652.505" calcext:value-type="float">
            <text:p>36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float" office:value="165550.035" calcext:value-type="float">
            <text:p>165550.04</text:p>
          </table:table-cell>
          <table:table-cell table:style-name="ce11" office:value-type="float" office:value="165521.425" calcext:value-type="float">
            <text:p>165521.43</text:p>
          </table:table-cell>
          <table:table-cell table:formula="of:=([.E30]-[.F30])/[.E30] *100" office:value-type="float" office:value="0.0172817843258174" calcext:value-type="float">
            <text:p>0.017</text:p>
          </table:table-cell>
          <table:table-cell table:style-name="ce4" office:value-type="float" office:value="1629.762" calcext:value-type="float">
            <text:p>1629.8</text:p>
          </table:table-cell>
          <table:table-cell table:style-name="ce4" office:value-type="float" office:value="4391.082" calcext:value-type="float">
            <text:p>439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165693.967" calcext:value-type="float">
            <text:p>165693.97</text:p>
          </table:table-cell>
          <table:table-cell table:style-name="ce11" office:value-type="float" office:value="165673.59" calcext:value-type="float">
            <text:p>165673.59</text:p>
          </table:table-cell>
          <table:table-cell table:formula="of:=([.E31]-[.F31])/[.E31] *100" office:value-type="float" office:value="0.0122979734078113" calcext:value-type="float">
            <text:p>0.012</text:p>
          </table:table-cell>
          <table:table-cell table:style-name="ce4" office:value-type="float" office:value="1940.039" calcext:value-type="float">
            <text:p>1940.0</text:p>
          </table:table-cell>
          <table:table-cell table:style-name="ce4" office:value-type="float" office:value="3177.188" calcext:value-type="float">
            <text:p>317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11" office:value-type="float" office:value="160272.333" calcext:value-type="float">
            <text:p>160272.33</text:p>
          </table:table-cell>
          <table:table-cell table:style-name="ce11" office:value-type="float" office:value="160250.961" calcext:value-type="float">
            <text:p>160250.96</text:p>
          </table:table-cell>
          <table:table-cell table:formula="of:=([.E32]-[.F32])/[.E32] *100" office:value-type="float" office:value="0.0133348030817041" calcext:value-type="float">
            <text:p>0.013</text:p>
          </table:table-cell>
          <table:table-cell table:style-name="ce4" office:value-type="float" office:value="730.819" calcext:value-type="float">
            <text:p>730.8</text:p>
          </table:table-cell>
          <table:table-cell table:style-name="ce4" office:value-type="float" office:value="2154.273" calcext:value-type="float">
            <text:p>215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float" office:value="158199.01" calcext:value-type="float">
            <text:p>158199.01</text:p>
          </table:table-cell>
          <table:table-cell table:style-name="ce11" office:value-type="float" office:value="158179.768" calcext:value-type="float">
            <text:p>158179.77</text:p>
          </table:table-cell>
          <table:table-cell table:formula="of:=([.E33]-[.F33])/[.E33] *100" office:value-type="float" office:value="0.0121631608187677" calcext:value-type="float">
            <text:p>0.012</text:p>
          </table:table-cell>
          <table:table-cell table:number-columns-repeated="2" table:style-name="ce4" office:value-type="float" office:value="2381.342" calcext:value-type="float">
            <text:p>238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69681.222" calcext:value-type="float">
            <text:p>169681.22</text:p>
          </table:table-cell>
          <table:table-cell table:style-name="ce10" office:value-type="float" office:value="169665.996" calcext:value-type="float">
            <text:p>169666.00</text:p>
          </table:table-cell>
          <table:table-cell table:formula="of:=([.E34]-[.F34])/[.E34] *100" office:value-type="float" office:value="0.00897329699805858" calcext:value-type="float">
            <text:p>0.009</text:p>
          </table:table-cell>
          <table:table-cell office:value-type="float" office:value="1219.203" calcext:value-type="float">
            <text:p>1219.2</text:p>
          </table:table-cell>
          <table:table-cell office:value-type="float" office:value="1880.263" calcext:value-type="float">
            <text:p>188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11" office:value-type="float" office:value="165355.814" calcext:value-type="float">
            <text:p>165355.81</text:p>
          </table:table-cell>
          <table:table-cell table:style-name="ce11" office:value-type="float" office:value="165335.928" calcext:value-type="float">
            <text:p>165335.93</text:p>
          </table:table-cell>
          <table:table-cell table:formula="of:=([.E35]-[.F35])/[.E35] *100" office:value-type="float" office:value="0.0120261873586124" calcext:value-type="float">
            <text:p>0.012</text:p>
          </table:table-cell>
          <table:table-cell table:style-name="ce4" office:value-type="float" office:value="1148.363" calcext:value-type="float">
            <text:p>1148.4</text:p>
          </table:table-cell>
          <table:table-cell table:style-name="ce4" office:value-type="float" office:value="2255.793" calcext:value-type="float">
            <text:p>225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11" office:value-type="float" office:value="168090.5" calcext:value-type="float">
            <text:p>168090.50</text:p>
          </table:table-cell>
          <table:table-cell table:style-name="ce11" office:value-type="float" office:value="168059.707" calcext:value-type="float">
            <text:p>168059.71</text:p>
          </table:table-cell>
          <table:table-cell table:formula="of:=([.E36]-[.F36])/[.E36] *100" office:value-type="float" office:value="0.0183192982351799" calcext:value-type="float">
            <text:p>0.018</text:p>
          </table:table-cell>
          <table:table-cell table:style-name="ce4" office:value-type="float" office:value="2212.164" calcext:value-type="float">
            <text:p>2212.2</text:p>
          </table:table-cell>
          <table:table-cell table:style-name="ce4" office:value-type="float" office:value="2212.165" calcext:value-type="float">
            <text:p>22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30569.017" calcext:value-type="float">
            <text:p>130569.02</text:p>
          </table:table-cell>
          <table:table-cell table:style-name="ce10" office:value-type="float" office:value="130564.893" calcext:value-type="float">
            <text:p>130564.89</text:p>
          </table:table-cell>
          <table:table-cell table:formula="of:=([.E37]-[.F37])/[.E37] *100" office:value-type="float" office:value="0.00315848284284066" calcext:value-type="float">
            <text:p>0.003</text:p>
          </table:table-cell>
          <table:table-cell office:value-type="float" office:value="341" calcext:value-type="float">
            <text:p>341.0</text:p>
          </table:table-cell>
          <table:table-cell office:value-type="float" office:value="341.001" calcext:value-type="float">
            <text:p>341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34717.753" calcext:value-type="float">
            <text:p>134717.75</text:p>
          </table:table-cell>
          <table:table-cell table:style-name="ce10" office:value-type="float" office:value="134712.351" calcext:value-type="float">
            <text:p>134712.35</text:p>
          </table:table-cell>
          <table:table-cell table:formula="of:=([.E38]-[.F38])/[.E38] *100" office:value-type="float" office:value="0.00400986498045426" calcext:value-type="float">
            <text:p>0.004</text:p>
          </table:table-cell>
          <table:table-cell office:value-type="float" office:value="596.72" calcext:value-type="float">
            <text:p>596.7</text:p>
          </table:table-cell>
          <table:table-cell office:value-type="float" office:value="596.721" calcext:value-type="float">
            <text:p>5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34705.112" calcext:value-type="float">
            <text:p>134705.11</text:p>
          </table:table-cell>
          <table:table-cell table:style-name="ce10" office:value-type="float" office:value="134699.22" calcext:value-type="float">
            <text:p>134699.22</text:p>
          </table:table-cell>
          <table:table-cell table:formula="of:=([.E39]-[.F39])/[.E39] *100" office:value-type="float" office:value="0.0043739988130462" calcext:value-type="float">
            <text:p>0.004</text:p>
          </table:table-cell>
          <table:table-cell office:value-type="float" office:value="402.241" calcext:value-type="float">
            <text:p>402.2</text:p>
          </table:table-cell>
          <table:table-cell office:value-type="float" office:value="402.242" calcext:value-type="float">
            <text:p>40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132010.004" calcext:value-type="float">
            <text:p>132010.00</text:p>
          </table:table-cell>
          <table:table-cell table:style-name="ce10" office:value-type="float" office:value="132003.361" calcext:value-type="float">
            <text:p>132003.36</text:p>
          </table:table-cell>
          <table:table-cell table:formula="of:=([.E40]-[.F40])/[.E40] *100" office:value-type="float" office:value="0.00503219437822443" calcext:value-type="float">
            <text:p>0.005</text:p>
          </table:table-cell>
          <table:table-cell office:value-type="float" office:value="406.281" calcext:value-type="float">
            <text:p>406.3</text:p>
          </table:table-cell>
          <table:table-cell office:value-type="float" office:value="406.282" calcext:value-type="float">
            <text:p>40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35588.873" calcext:value-type="float">
            <text:p>135588.87</text:p>
          </table:table-cell>
          <table:table-cell table:style-name="ce10" office:value-type="float" office:value="135583.22" calcext:value-type="float">
            <text:p>135583.22</text:p>
          </table:table-cell>
          <table:table-cell table:formula="of:=([.E41]-[.F41])/[.E41] *100" office:value-type="float" office:value="0.00416922117199923" calcext:value-type="float">
            <text:p>0.004</text:p>
          </table:table-cell>
          <table:table-cell office:value-type="float" office:value="195.836" calcext:value-type="float">
            <text:p>195.8</text:p>
          </table:table-cell>
          <table:table-cell office:value-type="float" office:value="195.837" calcext:value-type="float">
            <text:p>19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61783.849" calcext:value-type="float">
            <text:p>161783.85</text:p>
          </table:table-cell>
          <table:table-cell table:style-name="ce10" office:value-type="float" office:value="161777.183109" calcext:value-type="float">
            <text:p>161777.18</text:p>
          </table:table-cell>
          <table:table-cell table:formula="of:=([.E42]-[.F42])/[.E42] *100" office:value-type="float" office:value="0.00412024503137045" calcext:value-type="float">
            <text:p>0.004</text:p>
          </table:table-cell>
          <table:table-cell office:value-type="float" office:value="1225.635" calcext:value-type="float">
            <text:p>1225.6</text:p>
          </table:table-cell>
          <table:table-cell office:value-type="float" office:value="1225.636" calcext:value-type="float">
            <text:p>122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63225.488" calcext:value-type="float">
            <text:p>163225.49</text:p>
          </table:table-cell>
          <table:table-cell table:style-name="ce10" office:value-type="float" office:value="163217.551" calcext:value-type="float">
            <text:p>163217.55</text:p>
          </table:table-cell>
          <table:table-cell table:formula="of:=([.E43]-[.F43])/[.E43] *100" office:value-type="float" office:value="0.00486259841968146" calcext:value-type="float">
            <text:p>0.005</text:p>
          </table:table-cell>
          <table:table-cell office:value-type="float" office:value="1062.987" calcext:value-type="float">
            <text:p>1063.0</text:p>
          </table:table-cell>
          <table:table-cell office:value-type="float" office:value="1062.988" calcext:value-type="float">
            <text:p>1063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53810.345" calcext:value-type="float">
            <text:p>153810.35</text:p>
          </table:table-cell>
          <table:table-cell table:style-name="ce10" office:value-type="float" office:value="153801.553" calcext:value-type="float">
            <text:p>153801.55</text:p>
          </table:table-cell>
          <table:table-cell table:formula="of:=([.E44]-[.F44])/[.E44] *100" office:value-type="float" office:value="0.00571613047222976" calcext:value-type="float">
            <text:p>0.006</text:p>
          </table:table-cell>
          <table:table-cell office:value-type="float" office:value="1089.438" calcext:value-type="float">
            <text:p>1089.4</text:p>
          </table:table-cell>
          <table:table-cell office:value-type="float" office:value="1089.439" calcext:value-type="float">
            <text:p>108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50150.306" calcext:value-type="float">
            <text:p>150150.31</text:p>
          </table:table-cell>
          <table:table-cell table:style-name="ce10" office:value-type="float" office:value="150143.528" calcext:value-type="float">
            <text:p>150143.53</text:p>
          </table:table-cell>
          <table:table-cell table:formula="of:=([.E45]-[.F45])/[.E45] *100" office:value-type="float" office:value="0.0045141433145133" calcext:value-type="float">
            <text:p>0.005</text:p>
          </table:table-cell>
          <table:table-cell office:value-type="float" office:value="1176.831" calcext:value-type="float">
            <text:p>1176.8</text:p>
          </table:table-cell>
          <table:table-cell office:value-type="float" office:value="1176.832" calcext:value-type="float">
            <text:p>11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63190.146" calcext:value-type="float">
            <text:p>163190.15</text:p>
          </table:table-cell>
          <table:table-cell table:style-name="ce10" office:value-type="float" office:value="163182.08686" calcext:value-type="float">
            <text:p>163182.09</text:p>
          </table:table-cell>
          <table:table-cell table:formula="of:=([.E46]-[.F46])/[.E46] *100" office:value-type="float" office:value="0.00493849671535778" calcext:value-type="float">
            <text:p>0.005</text:p>
          </table:table-cell>
          <table:table-cell office:value-type="float" office:value="1421.839" calcext:value-type="float">
            <text:p>1421.8</text:p>
          </table:table-cell>
          <table:table-cell office:value-type="float" office:value="1421.84" calcext:value-type="float">
            <text:p>14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166040.455" calcext:value-type="float">
            <text:p>166040.46</text:p>
          </table:table-cell>
          <table:table-cell table:style-name="ce11" office:value-type="float" office:value="166015.069" calcext:value-type="float">
            <text:p>166015.07</text:p>
          </table:table-cell>
          <table:table-cell table:formula="of:=([.E47]-[.F47])/[.E47] *100" office:value-type="float" office:value="0.0152890450703707" calcext:value-type="float">
            <text:p>0.015</text:p>
          </table:table-cell>
          <table:table-cell table:style-name="ce4" office:value-type="float" office:value="6643.745" calcext:value-type="float">
            <text:p>6643.7</text:p>
          </table:table-cell>
          <table:table-cell table:style-name="ce4" office:value-type="float" office:value="7205.39" calcext:value-type="float">
            <text:p>720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173378.996" calcext:value-type="float">
            <text:p>173379.00</text:p>
          </table:table-cell>
          <table:table-cell table:style-name="ce11" office:value-type="float" office:value="173358.718" calcext:value-type="float">
            <text:p>173358.72</text:p>
          </table:table-cell>
          <table:table-cell table:formula="of:=([.E48]-[.F48])/[.E48] *100" office:value-type="float" office:value="0.0116957650395093" calcext:value-type="float">
            <text:p>0.012</text:p>
          </table:table-cell>
          <table:table-cell table:number-columns-repeated="2" table:style-name="ce4" office:value-type="float" office:value="7308.636" calcext:value-type="float">
            <text:p>730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float" office:value="171252.969" calcext:value-type="float">
            <text:p>171252.97</text:p>
          </table:table-cell>
          <table:table-cell table:style-name="ce11" office:value-type="float" office:value="171233.707" calcext:value-type="float">
            <text:p>171233.71</text:p>
          </table:table-cell>
          <table:table-cell table:formula="of:=([.E49]-[.F49])/[.E49] *100" office:value-type="float" office:value="0.0112476882079732" calcext:value-type="float">
            <text:p>0.011</text:p>
          </table:table-cell>
          <table:table-cell table:style-name="ce4" office:value-type="float" office:value="7208.654" calcext:value-type="float">
            <text:p>7208.7</text:p>
          </table:table-cell>
          <table:table-cell table:style-name="ce4" office:value-type="float" office:value="7208.657" calcext:value-type="float">
            <text:p>720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1" office:value-type="float" office:value="164219.463" calcext:value-type="float">
            <text:p>164219.46</text:p>
          </table:table-cell>
          <table:table-cell table:style-name="ce11" office:value-type="float" office:value="164191.096" calcext:value-type="float">
            <text:p>164191.10</text:p>
          </table:table-cell>
          <table:table-cell table:formula="of:=([.E50]-[.F50])/[.E50] *100" office:value-type="float" office:value="0.0172738355623525" calcext:value-type="float">
            <text:p>0.017</text:p>
          </table:table-cell>
          <table:table-cell table:style-name="ce4" office:value-type="float" office:value="7206.631" calcext:value-type="float">
            <text:p>7206.6</text:p>
          </table:table-cell>
          <table:table-cell table:style-name="ce4" office:value-type="float" office:value="7206.634" calcext:value-type="float">
            <text:p>720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168899.383" calcext:value-type="float">
            <text:p>168899.38</text:p>
          </table:table-cell>
          <table:table-cell table:style-name="ce11" office:value-type="float" office:value="168878.273" calcext:value-type="float">
            <text:p>168878.27</text:p>
          </table:table-cell>
          <table:table-cell table:formula="of:=([.E51]-[.F51])/[.E51] *100" office:value-type="float" office:value="0.0124985654921043" calcext:value-type="float">
            <text:p>0.012</text:p>
          </table:table-cell>
          <table:table-cell table:style-name="ce4" office:value-type="float" office:value="7220.067" calcext:value-type="float">
            <text:p>7220.1</text:p>
          </table:table-cell>
          <table:table-cell table:style-name="ce4" office:value-type="float" office:value="7220.069" calcext:value-type="float">
            <text:p>72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11" office:value-type="float" office:value="171308.206" calcext:value-type="float">
            <text:p>171308.21</text:p>
          </table:table-cell>
          <table:table-cell table:style-name="ce11" office:value-type="float" office:value="171291.663" calcext:value-type="float">
            <text:p>171291.66</text:p>
          </table:table-cell>
          <table:table-cell table:formula="of:=([.E52]-[.F52])/[.E52] *100" office:value-type="float" office:value="0.00965686372315703" calcext:value-type="float">
            <text:p>0.010</text:p>
          </table:table-cell>
          <table:table-cell table:style-name="ce4" office:value-type="float" office:value="1414.723" calcext:value-type="float">
            <text:p>1414.7</text:p>
          </table:table-cell>
          <table:table-cell table:style-name="ce4" office:value-type="float" office:value="4710.664" calcext:value-type="float">
            <text:p>47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float" office:value="175764.142" calcext:value-type="float">
            <text:p>175764.14</text:p>
          </table:table-cell>
          <table:table-cell table:style-name="ce11" office:value-type="float" office:value="175745.91" calcext:value-type="float">
            <text:p>175745.91</text:p>
          </table:table-cell>
          <table:table-cell table:formula="of:=([.E53]-[.F53])/[.E53] *100" office:value-type="float" office:value="0.0103729917789426" calcext:value-type="float">
            <text:p>0.010</text:p>
          </table:table-cell>
          <table:table-cell table:style-name="ce4" office:value-type="float" office:value="3760.173" calcext:value-type="float">
            <text:p>3760.2</text:p>
          </table:table-cell>
          <table:table-cell table:style-name="ce4" office:value-type="float" office:value="4508.557" calcext:value-type="float">
            <text:p>450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73249.862" calcext:value-type="float">
            <text:p>173249.86</text:p>
          </table:table-cell>
          <table:table-cell table:style-name="ce10" office:value-type="float" office:value="173238.424" calcext:value-type="float">
            <text:p>173238.42</text:p>
          </table:table-cell>
          <table:table-cell table:formula="of:=([.E54]-[.F54])/[.E54] *100" office:value-type="float" office:value="0.00660202546077332" calcext:value-type="float">
            <text:p>0.007</text:p>
          </table:table-cell>
          <table:table-cell office:value-type="float" office:value="1294.288" calcext:value-type="float">
            <text:p>1294.3</text:p>
          </table:table-cell>
          <table:table-cell office:value-type="float" office:value="1294.289" calcext:value-type="float">
            <text:p>129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11" office:value-type="float" office:value="163603.716" calcext:value-type="float">
            <text:p>163603.72</text:p>
          </table:table-cell>
          <table:table-cell table:style-name="ce11" office:value-type="float" office:value="163585.627" calcext:value-type="float">
            <text:p>163585.63</text:p>
          </table:table-cell>
          <table:table-cell table:formula="of:=([.E55]-[.F55])/[.E55] *100" office:value-type="float" office:value="0.0110565948269648" calcext:value-type="float">
            <text:p>0.011</text:p>
          </table:table-cell>
          <table:table-cell table:style-name="ce4" office:value-type="float" office:value="2097.422" calcext:value-type="float">
            <text:p>2097.4</text:p>
          </table:table-cell>
          <table:table-cell table:style-name="ce4" office:value-type="float" office:value="4632.871" calcext:value-type="float">
            <text:p>463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repeated="4"/>
          <table:table-cell table:style-name="ce10" table:number-columns-repeated="2"/>
          <table:table-cell table:formula="of:=([.E56]-[.F56])/[.E56] *100" office:value-type="string" office:string-value="" calcext:value-type="error">
            <text:p>#DIV/0!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45105.647" calcext:value-type="float">
            <text:p>145105.65</text:p>
          </table:table-cell>
          <table:table-cell table:style-name="ce10" office:value-type="float" office:value="145093.063" calcext:value-type="float">
            <text:p>145093.06</text:p>
          </table:table-cell>
          <table:table-cell table:formula="of:=([.E57]-[.F57])/[.E57] *100" office:value-type="float" office:value="0.00867230205038303" calcext:value-type="float">
            <text:p>0.009</text:p>
          </table:table-cell>
          <table:table-cell office:value-type="float" office:value="1979.132" calcext:value-type="float">
            <text:p>1979.1</text:p>
          </table:table-cell>
          <table:table-cell office:value-type="float" office:value="1979.133" calcext:value-type="float">
            <text:p>19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46726.043" calcext:value-type="float">
            <text:p>146726.04</text:p>
          </table:table-cell>
          <table:table-cell table:style-name="ce10" office:value-type="float" office:value="146712.72" calcext:value-type="float">
            <text:p>146712.72</text:p>
          </table:table-cell>
          <table:table-cell table:formula="of:=([.E58]-[.F58])/[.E58] *100" office:value-type="float" office:value="0.00908018762559006" calcext:value-type="float">
            <text:p>0.009</text:p>
          </table:table-cell>
          <table:table-cell table:number-columns-repeated="2" office:value-type="float" office:value="3280.582" calcext:value-type="float">
            <text:p>328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144158.886" calcext:value-type="float">
            <text:p>144158.89</text:p>
          </table:table-cell>
          <table:table-cell table:style-name="ce10" office:value-type="float" office:value="144145.348" calcext:value-type="float">
            <text:p>144145.35</text:p>
          </table:table-cell>
          <table:table-cell table:formula="of:=([.E59]-[.F59])/[.E59] *100" office:value-type="float" office:value="0.00939102706440203" calcext:value-type="float">
            <text:p>0.009</text:p>
          </table:table-cell>
          <table:table-cell office:value-type="float" office:value="3106.949" calcext:value-type="float">
            <text:p>3106.9</text:p>
          </table:table-cell>
          <table:table-cell office:value-type="float" office:value="3106.95" calcext:value-type="float">
            <text:p>3107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145977.34" calcext:value-type="float">
            <text:p>145977.34</text:p>
          </table:table-cell>
          <table:table-cell table:style-name="ce10" office:value-type="float" office:value="145963.529" calcext:value-type="float">
            <text:p>145963.53</text:p>
          </table:table-cell>
          <table:table-cell table:formula="of:=([.E60]-[.F60])/[.E60] *100" office:value-type="float" office:value="0.00946105744904446" calcext:value-type="float">
            <text:p>0.009</text:p>
          </table:table-cell>
          <table:table-cell office:value-type="float" office:value="5007.966" calcext:value-type="float">
            <text:p>5008.0</text:p>
          </table:table-cell>
          <table:table-cell office:value-type="float" office:value="5007.967" calcext:value-type="float">
            <text:p>5008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1778.852" calcext:value-type="float">
            <text:p>141778.85</text:p>
          </table:table-cell>
          <table:table-cell table:style-name="ce10" office:value-type="float" office:value="141772.198" calcext:value-type="float">
            <text:p>141772.20</text:p>
          </table:table-cell>
          <table:table-cell table:formula="of:=([.E61]-[.F61])/[.E61] *100" office:value-type="float" office:value="0.00469322462845837" calcext:value-type="float">
            <text:p>0.005</text:p>
          </table:table-cell>
          <table:table-cell office:value-type="float" office:value="3644.576" calcext:value-type="float">
            <text:p>3644.6</text:p>
          </table:table-cell>
          <table:table-cell office:value-type="float" office:value="3644.577" calcext:value-type="float">
            <text:p>3644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Kartal" table:style-name="ta1">
        <table:table-column table:style-name="co2" table:number-columns-repeated="5" table:default-cell-style-name="Default"/>
        <table:table-column table:style-name="co3" table:default-cell-style-name="ce7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4031.304" calcext:value-type="float">
            <text:p>14031.304</text:p>
          </table:table-cell>
          <table:table-cell office:value-type="float" office:value="14030.164" calcext:value-type="float">
            <text:p>14030.164</text:p>
          </table:table-cell>
          <table:table-cell table:style-name="Default" office:value-type="float" office:value="0.008" calcext:value-type="float">
            <text:p>0.008</text:p>
          </table:table-cell>
          <table:table-cell office:value-type="float" office:value="18.989" calcext:value-type="float">
            <text:p>18.989</text:p>
          </table:table-cell>
          <table:table-cell office:value-type="float" office:value="42.14" calcext:value-type="float">
            <text:p>42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3521.773" calcext:value-type="float">
            <text:p>33521.773</text:p>
          </table:table-cell>
          <table:table-cell office:value-type="float" office:value="33520.667" calcext:value-type="float">
            <text:p>33520.667</text:p>
          </table:table-cell>
          <table:table-cell table:style-name="Default" office:value-type="float" office:value="0.003" calcext:value-type="float">
            <text:p>0.003</text:p>
          </table:table-cell>
          <table:table-cell table:number-columns-repeated="2" office:value-type="float" office:value="257.242" calcext:value-type="float">
            <text:p>257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922.94" calcext:value-type="float">
            <text:p>24922.94</text:p>
          </table:table-cell>
          <table:table-cell office:value-type="float" office:value="24921.838" calcext:value-type="float">
            <text:p>24921.838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707.832" calcext:value-type="float">
            <text:p>707.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4107.873" calcext:value-type="float">
            <text:p>14107.873</text:p>
          </table:table-cell>
          <table:table-cell office:value-type="float" office:value="14107.31" calcext:value-type="float">
            <text:p>14107.31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93.04" calcext:value-type="float">
            <text:p>193.04</text:p>
          </table:table-cell>
          <table:table-cell office:value-type="float" office:value="193.041" calcext:value-type="float">
            <text:p>193.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7867.64" calcext:value-type="float">
            <text:p>27867.64</text:p>
          </table:table-cell>
          <table:table-cell office:value-type="float" office:value="27866.585" calcext:value-type="float">
            <text:p>27866.585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81.172" calcext:value-type="float">
            <text:p>81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1273.345" calcext:value-type="float">
            <text:p>11273.345</text:p>
          </table:table-cell>
          <table:table-cell office:value-type="float" office:value="11272.414" calcext:value-type="float">
            <text:p>11272.414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2" office:value-type="float" office:value="164.258" calcext:value-type="float">
            <text:p>164.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7870.216" calcext:value-type="float">
            <text:p>37870.216</text:p>
          </table:table-cell>
          <table:table-cell office:value-type="float" office:value="37869.791" calcext:value-type="float">
            <text:p>37869.791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254.382" calcext:value-type="float">
            <text:p>254.382</text:p>
          </table:table-cell>
          <table:table-cell office:value-type="float" office:value="254.383" calcext:value-type="float">
            <text:p>254.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1379.211" calcext:value-type="float">
            <text:p>21379.211</text:p>
          </table:table-cell>
          <table:table-cell office:value-type="float" office:value="21378.713" calcext:value-type="float">
            <text:p>21378.71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47.624" calcext:value-type="float">
            <text:p>347.624</text:p>
          </table:table-cell>
          <table:table-cell office:value-type="float" office:value="347.625" calcext:value-type="float">
            <text:p>347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1457.934" calcext:value-type="float">
            <text:p>21457.934</text:p>
          </table:table-cell>
          <table:table-cell office:value-type="float" office:value="21457.374" calcext:value-type="float">
            <text:p>21457.374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43.088" calcext:value-type="float">
            <text:p>243.088</text:p>
          </table:table-cell>
          <table:table-cell office:value-type="float" office:value="243.089" calcext:value-type="float">
            <text:p>243.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41483.329" calcext:value-type="float">
            <text:p>41483.329</text:p>
          </table:table-cell>
          <table:table-cell office:value-type="float" office:value="41480.819" calcext:value-type="float">
            <text:p>41480.819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2" office:value-type="float" office:value="214.885" calcext:value-type="float">
            <text:p>214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538.248" calcext:value-type="float">
            <text:p>52538.2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9.783" calcext:value-type="float">
            <text:p>29.7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4017.381" calcext:value-type="float">
            <text:p>94017.381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40.565" calcext:value-type="float">
            <text:p>40.5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58" calcext:value-type="float">
            <text:p>57949.458</text:p>
          </table:table-cell>
          <table:table-cell office:value-type="float" office:value="57947.735" calcext:value-type="float">
            <text:p>57947.735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4.997" calcext:value-type="float">
            <text:p>24.997</text:p>
          </table:table-cell>
          <table:table-cell office:value-type="float" office:value="24.998" calcext:value-type="float">
            <text:p>24.9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23" calcext:value-type="float">
            <text:p>71345.423</text:p>
          </table:table-cell>
          <table:table-cell office:value-type="float" office:value="71338.649" calcext:value-type="float">
            <text:p>71338.649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1319.122" calcext:value-type="float">
            <text:p>1319.122</text:p>
          </table:table-cell>
          <table:table-cell office:value-type="float" office:value="2177.655" calcext:value-type="float">
            <text:p>2177.655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32889.222" calcext:value-type="float">
            <text:p>32889.222</text:p>
          </table:table-cell>
          <table:table-cell office:value-type="float" office:value="32888.039" calcext:value-type="float">
            <text:p>32888.039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84.332" calcext:value-type="float">
            <text:p>84.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97693.017" calcext:value-type="float">
            <text:p>97693.017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699.128" calcext:value-type="float">
            <text:p>699.128</text:p>
          </table:table-cell>
          <table:table-cell office:value-type="float" office:value="6773.552" calcext:value-type="float">
            <text:p>6773.552</text:p>
          </table:table-cell>
          <table:table-cell office:value-type="float" office:value="2445" calcext:value-type="float">
            <text:p>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9758.776" calcext:value-type="float">
            <text:p>69758.776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60.194" calcext:value-type="float">
            <text:p>60.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495.803" calcext:value-type="float">
            <text:p>52495.8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9.797" calcext:value-type="float">
            <text:p>39.7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7349.309" calcext:value-type="float">
            <text:p>47349.309</text:p>
          </table:table-cell>
          <table:table-cell office:value-type="float" office:value="47349.189" calcext:value-type="float">
            <text:p>47349.1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9.037" calcext:value-type="float">
            <text:p>49.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44" calcext:value-type="float">
            <text:p>67350.644</text:p>
          </table:table-cell>
          <table:table-cell office:value-type="float" office:value="67350.63" calcext:value-type="float">
            <text:p>67350.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6.254" calcext:value-type="float">
            <text:p>36.2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32690.547" calcext:value-type="float">
            <text:p>32690.547</text:p>
          </table:table-cell>
          <table:table-cell office:value-type="float" office:value="32688.042" calcext:value-type="float">
            <text:p>32688.042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2" office:value-type="float" office:value="513.915" calcext:value-type="float">
            <text:p>513.915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9.28" calcext:value-type="float">
            <text:p>58759.28</text:p>
          </table:table-cell>
          <table:table-cell office:value-type="float" office:value="58754.288" calcext:value-type="float">
            <text:p>58754.288</text:p>
          </table:table-cell>
          <table:table-cell table:style-name="Default" office:value-type="float" office:value="0.008" calcext:value-type="float">
            <text:p>0.008</text:p>
          </table:table-cell>
          <table:table-cell office:value-type="float" office:value="277.181" calcext:value-type="float">
            <text:p>277.181</text:p>
          </table:table-cell>
          <table:table-cell office:value-type="float" office:value="912.162" calcext:value-type="float">
            <text:p>912.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9" calcext:value-type="float">
            <text:p>108071.599</text:p>
          </table:table-cell>
          <table:table-cell office:value-type="float" office:value="108064.121" calcext:value-type="float">
            <text:p>108064.121</text:p>
          </table:table-cell>
          <table:table-cell table:style-name="Default" office:value-type="float" office:value="0.007" calcext:value-type="float">
            <text:p>0.007</text:p>
          </table:table-cell>
          <table:table-cell table:number-columns-repeated="2" office:value-type="float" office:value="13.346" calcext:value-type="float">
            <text:p>13.3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271.077" calcext:value-type="float">
            <text:p>81271.0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4.499" calcext:value-type="float">
            <text:p>84.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1.412" calcext:value-type="float">
            <text:p>117301.412</text:p>
          </table:table-cell>
          <table:table-cell office:value-type="float" office:value="117298.313" calcext:value-type="float">
            <text:p>117298.313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30.146" calcext:value-type="float">
            <text:p>230.146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787" calcext:value-type="float">
            <text:p>36228.787</text:p>
          </table:table-cell>
          <table:table-cell table:style-name="Default" office:value-type="float" office:value="0.007" calcext:value-type="float">
            <text:p>0.007</text:p>
          </table:table-cell>
          <table:table-cell office:value-type="float" office:value="17.991" calcext:value-type="float">
            <text:p>17.991</text:p>
          </table:table-cell>
          <table:table-cell office:value-type="float" office:value="38.923" calcext:value-type="float">
            <text:p>38.9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104850.973" calcext:value-type="float">
            <text:p>104850.973</text:p>
          </table:table-cell>
          <table:table-cell office:value-type="float" office:value="104849.432" calcext:value-type="float">
            <text:p>104849.432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70.527" calcext:value-type="float">
            <text:p>70.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83576.316" calcext:value-type="float">
            <text:p>83576.316</text:p>
          </table:table-cell>
          <table:table-cell office:value-type="float" office:value="83572.103" calcext:value-type="float">
            <text:p>83572.103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2" office:value-type="float" office:value="27.975" calcext:value-type="float">
            <text:p>27.9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102261.934" calcext:value-type="float">
            <text:p>102261.934</text:p>
          </table:table-cell>
          <table:table-cell office:value-type="float" office:value="102250.2" calcext:value-type="float">
            <text:p>102250.2</text:p>
          </table:table-cell>
          <table:table-cell table:style-name="Default"/>
          <table:table-cell office:value-type="float" office:value="4965.594" calcext:value-type="float">
            <text:p>4965.594</text:p>
          </table:table-cell>
          <table:table-cell office:value-type="float" office:value="7204.813" calcext:value-type="float">
            <text:p>7204.813</text:p>
          </table:table-cell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86892.253" calcext:value-type="float">
            <text:p>86892.253</text:p>
          </table:table-cell>
          <table:table-cell office:value-type="float" office:value="86892.094" calcext:value-type="float">
            <text:p>86892.09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9.023" calcext:value-type="float">
            <text:p>59.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40.529" calcext:value-type="float">
            <text:p>41340.529</text:p>
          </table:table-cell>
          <table:table-cell office:value-type="float" office:value="41347.338" calcext:value-type="float">
            <text:p>41347.338</text:p>
          </table:table-cell>
          <table:table-cell office:value-type="float" office:value="0.016" calcext:value-type="float">
            <text:p>0.016</text:p>
          </table:table-cell>
          <table:table-cell office:value-type="float" office:value="2197.2" calcext:value-type="float">
            <text:p>2197.2</text:p>
          </table:table-cell>
          <table:table-cell office:value-type="float" office:value="4653.66" calcext:value-type="float">
            <text:p>465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553" calcext:value-type="float">
            <text:p>55865.553</text:p>
          </table:table-cell>
          <table:table-cell table:formula="of:=([.D33]-[.E33])/[.D33] *100" office:value-type="float" office:value="0.0079810256708063" calcext:value-type="float">
            <text:p>0.008</text:p>
          </table:table-cell>
          <table:table-cell office:value-type="float" office:value="40.838" calcext:value-type="float">
            <text:p>40.838</text:p>
          </table:table-cell>
          <table:table-cell office:value-type="float" office:value="40.839" calcext:value-type="float">
            <text:p>40.839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Kartal_VTL_3</text:p>
          </table:table-cell>
          <table:table-cell table:style-name="ce14" table:number-columns-repeated="2"/>
          <table:table-cell table:style-name="ce14" office:value-type="float" office:value="57308.981" calcext:value-type="float">
            <text:p>57308.981</text:p>
          </table:table-cell>
          <table:table-cell table:style-name="ce14" office:value-type="float" office:value="57305.057" calcext:value-type="float">
            <text:p>57305.057</text:p>
          </table:table-cell>
          <table:table-cell table:style-name="ce14" office:value-type="float" office:value="0.007" calcext:value-type="float">
            <text:p>0.007</text:p>
          </table:table-cell>
          <table:table-cell table:style-name="ce14" office:value-type="float" office:value="258.65" calcext:value-type="float">
            <text:p>258.65</text:p>
          </table:table-cell>
          <table:table-cell table:style-name="ce14" office:value-type="float" office:value="258.651" calcext:value-type="float">
            <text:p>258.65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Kartal</text:p>
          </table:table-cell>
          <table:table-cell table:style-name="ce14" office:value-type="string" calcext:value-type="string">
            <text:p>VTL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45768.449" calcext:value-type="float">
            <text:p>45768.449</text:p>
          </table:table-cell>
          <table:table-cell table:style-name="ce14" office:value-type="float" office:value="45764.616" calcext:value-type="float">
            <text:p>45764.616</text:p>
          </table:table-cell>
          <table:table-cell table:style-name="ce16" office:value-type="float" office:value="0.008" calcext:value-type="float">
            <text:p>0.008</text:p>
          </table:table-cell>
          <table:table-cell table:style-name="ce14" office:value-type="float" office:value="1343.371" calcext:value-type="float">
            <text:p>1343.371</text:p>
          </table:table-cell>
          <table:table-cell table:style-name="ce14" office:value-type="float" office:value="1343.372" calcext:value-type="float">
            <text:p>1343.372</text:p>
          </table:table-cell>
          <table:table-cell table:style-name="ce14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5" calcext:value-type="float">
            <text:p>5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27559.31" calcext:value-type="float">
            <text:p>27559.31</text:p>
          </table:table-cell>
          <table:table-cell table:formula="of:=([.D36]-[.E36])/[.D36] *100" office:value-type="float" office:value="0.000787386517906911" calcext:value-type="float">
            <text:p>0.001</text:p>
          </table:table-cell>
          <table:table-cell table:number-columns-repeated="2" office:value-type="float" office:value="16.579" calcext:value-type="float">
            <text:p>16.5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rtal</text:p>
          </table:table-cell>
          <table:table-cell table:style-name="ce2" office:value-type="string" calcext:value-type="string">
            <text:p>VT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005.746" calcext:value-type="float">
            <text:p>29005.746</text:p>
          </table:table-cell>
          <table:table-cell table:style-name="ce2" office:value-type="float" office:value="28982.626" calcext:value-type="float">
            <text:p>28982.626</text:p>
          </table:table-cell>
          <table:table-cell table:style-name="ce8" table:formula="of:=([.D37]-[.E37])/[.D37] *100" office:value-type="float" office:value="0.079708344684529" calcext:value-type="float">
            <text:p>0.080</text:p>
          </table:table-cell>
          <table:table-cell table:style-name="ce2" office:value-type="float" office:value="207.174" calcext:value-type="float">
            <text:p>207.174</text:p>
          </table:table-cell>
          <table:table-cell table:style-name="ce2" office:value-type="float" office:value="1023.735" calcext:value-type="float">
            <text:p>1023.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7" calcext:value-type="float">
            <text:p>7</text:p>
          </table:table-cell>
          <table:table-cell office:value-type="float" office:value="46542.452" calcext:value-type="float">
            <text:p>46542.452</text:p>
          </table:table-cell>
          <table:table-cell office:value-type="float" office:value="46540.74" calcext:value-type="float">
            <text:p>46540.74</text:p>
          </table:table-cell>
          <table:table-cell table:formula="of:=([.D38]-[.E38])/[.D38] *100" office:value-type="float" office:value="0.00367836228310346" calcext:value-type="float">
            <text:p>0.004</text:p>
          </table:table-cell>
          <table:table-cell table:number-columns-repeated="2" office:value-type="float" office:value="822.158" calcext:value-type="float">
            <text:p>822.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8" calcext:value-type="float">
            <text:p>8</text:p>
          </table:table-cell>
          <table:table-cell office:value-type="float" office:value="53442.878" calcext:value-type="float">
            <text:p>53442.878</text:p>
          </table:table-cell>
          <table:table-cell office:value-type="float" office:value="53437.806" calcext:value-type="float">
            <text:p>53437.806</text:p>
          </table:table-cell>
          <table:table-cell table:formula="of:=([.D39]-[.E39])/[.D39] *100" office:value-type="float" office:value="0.00949050685481444" calcext:value-type="float">
            <text:p>0.009</text:p>
          </table:table-cell>
          <table:table-cell office:value-type="float" office:value="48.195" calcext:value-type="float">
            <text:p>48.195</text:p>
          </table:table-cell>
          <table:table-cell office:value-type="float" office:value="419.179" calcext:value-type="float">
            <text:p>419.1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rtal</text:p>
          </table:table-cell>
          <table:table-cell table:style-name="ce2" office:value-type="string" calcext:value-type="string">
            <text:p>VT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4173.027" calcext:value-type="float">
            <text:p>44173.027</text:p>
          </table:table-cell>
          <table:table-cell table:style-name="ce2" office:value-type="float" office:value="44145.999" calcext:value-type="float">
            <text:p>44145.999</text:p>
          </table:table-cell>
          <table:table-cell table:style-name="ce8" table:formula="of:=([.D40]-[.E40])/[.D40] *100" office:value-type="float" office:value="0.0611866603572321" calcext:value-type="float">
            <text:p>0.061</text:p>
          </table:table-cell>
          <table:table-cell table:style-name="ce2" office:value-type="float" office:value="30.99" calcext:value-type="float">
            <text:p>30.99</text:p>
          </table:table-cell>
          <table:table-cell table:style-name="ce2" office:value-type="float" office:value="197.161" calcext:value-type="float">
            <text:p>197.16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Kartal</text:p>
          </table:table-cell>
          <table:table-cell table:style-name="ce2" office:value-type="string" calcext:value-type="string">
            <text:p>VTL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Kartal Model2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38.248" calcext:value-type="float">
            <text:p>52538.248</text:p>
          </table:table-cell>
          <table:table-cell office:value-type="float" office:value="52533.476" calcext:value-type="float">
            <text:p>52533.476</text:p>
          </table:table-cell>
          <table:table-cell office:value-type="float" office:value="451.355" calcext:value-type="float">
            <text:p>451.3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62.804" calcext:value-type="float">
            <text:p>91862.804</text:p>
          </table:table-cell>
          <table:table-cell office:value-type="float" office:value="91853.627" calcext:value-type="float">
            <text:p>91853.627</text:p>
          </table:table-cell>
          <table:table-cell office:value-type="float" office:value="79.686" calcext:value-type="float">
            <text:p>79.6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51.28" calcext:value-type="float">
            <text:p>57951.28</text:p>
          </table:table-cell>
          <table:table-cell office:value-type="float" office:value="57945.693" calcext:value-type="float">
            <text:p>57945.693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23" calcext:value-type="float">
            <text:p>71345.423</text:p>
          </table:table-cell>
          <table:table-cell office:value-type="float" office:value="71338.485" calcext:value-type="float">
            <text:p>71338.485</text:p>
          </table:table-cell>
          <table:table-cell office:value-type="float" office:value="3.029" calcext:value-type="float">
            <text:p>3.0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63680.338" calcext:value-type="float">
            <text:p>63680.338</text:p>
          </table:table-cell>
          <table:table-cell office:value-type="float" office:value="63674.159" calcext:value-type="float">
            <text:p>63674.159</text:p>
          </table:table-cell>
          <table:table-cell office:value-type="float" office:value="628.717" calcext:value-type="float">
            <text:p>628.7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97692.557" calcext:value-type="float">
            <text:p>97692.557</text:p>
          </table:table-cell>
          <table:table-cell office:value-type="float" office:value="10.151" calcext:value-type="float">
            <text:p>10.1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39.497" calcext:value-type="float">
            <text:p>60239.497</text:p>
          </table:table-cell>
          <table:table-cell office:value-type="float" office:value="60233.735" calcext:value-type="float">
            <text:p>60233.735</text:p>
          </table:table-cell>
          <table:table-cell office:value-type="float" office:value="26.224" calcext:value-type="float">
            <text:p>26.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33090.01" calcext:value-type="float">
            <text:p>33090.01</text:p>
          </table:table-cell>
          <table:table-cell office:value-type="float" office:value="33087.047" calcext:value-type="float">
            <text:p>33087.047</text:p>
          </table:table-cell>
          <table:table-cell office:value-type="float" office:value="167.394" calcext:value-type="float">
            <text:p>167.3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0818.318" calcext:value-type="float">
            <text:p>40818.318</text:p>
          </table:table-cell>
          <table:table-cell office:value-type="float" office:value="40814.52" calcext:value-type="float">
            <text:p>40814.52</text:p>
          </table:table-cell>
          <table:table-cell office:value-type="float" office:value="3.198" calcext:value-type="float">
            <text:p>3.1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3" calcext:value-type="float">
            <text:p>67350.63</text:p>
          </table:table-cell>
          <table:table-cell office:value-type="float" office:value="67343.938" calcext:value-type="float">
            <text:p>67343.938</text:p>
          </table:table-cell>
          <table:table-cell office:value-type="float" office:value="430.639" calcext:value-type="float">
            <text:p>430.6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880.419" calcext:value-type="float">
            <text:p>49880.419</text:p>
          </table:table-cell>
          <table:table-cell office:value-type="float" office:value="49875.55" calcext:value-type="float">
            <text:p>49875.55</text:p>
          </table:table-cell>
          <table:table-cell office:value-type="float" office:value="438.66" calcext:value-type="float">
            <text:p>438.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8.199" calcext:value-type="float">
            <text:p>58758.199</text:p>
          </table:table-cell>
          <table:table-cell office:value-type="float" office:value="58752.581" calcext:value-type="float">
            <text:p>58752.581</text:p>
          </table:table-cell>
          <table:table-cell office:value-type="float" office:value="0.734" calcext:value-type="float">
            <text:p>0.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2.115" calcext:value-type="float">
            <text:p>108072.115</text:p>
          </table:table-cell>
          <table:table-cell office:value-type="float" office:value="108062.907" calcext:value-type="float">
            <text:p>108062.907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33.052" calcext:value-type="float">
            <text:p>46333.052</text:p>
          </table:table-cell>
          <table:table-cell office:value-type="float" office:value="46328.428" calcext:value-type="float">
            <text:p>46328.428</text:p>
          </table:table-cell>
          <table:table-cell office:value-type="float" office:value="113.029" calcext:value-type="float">
            <text:p>113.0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7.708" calcext:value-type="float">
            <text:p>117307.708</text:p>
          </table:table-cell>
          <table:table-cell office:value-type="float" office:value="117296.646" calcext:value-type="float">
            <text:p>117296.646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636" calcext:value-type="float">
            <text:p>36228.636</text:p>
          </table:table-cell>
          <table:table-cell office:value-type="float" office:value="90.217" calcext:value-type="float">
            <text:p>90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193.722" calcext:value-type="float">
            <text:p>41193.722</text:p>
          </table:table-cell>
          <table:table-cell office:value-type="float" office:value="41189.672" calcext:value-type="float">
            <text:p>41189.672</text:p>
          </table:table-cell>
          <table:table-cell office:value-type="float" office:value="287.695" calcext:value-type="float">
            <text:p>287.6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900" calcext:value-type="float">
            <text:p>53900</text:p>
          </table:table-cell>
          <table:table-cell office:value-type="float" office:value="53895.057" calcext:value-type="float">
            <text:p>53895.057</text:p>
          </table:table-cell>
          <table:table-cell office:value-type="float" office:value="4.342" calcext:value-type="float">
            <text:p>4.3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191.19" calcext:value-type="float">
            <text:p>37191.19</text:p>
          </table:table-cell>
          <table:table-cell office:value-type="float" office:value="37187.543" calcext:value-type="float">
            <text:p>37187.543</text:p>
          </table:table-cell>
          <table:table-cell office:value-type="float" office:value="13.793" calcext:value-type="float">
            <text:p>13.79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50.37" calcext:value-type="float">
            <text:p>41850.37</text:p>
          </table:table-cell>
          <table:table-cell office:value-type="float" office:value="41846.372" calcext:value-type="float">
            <text:p>41846.372</text:p>
          </table:table-cell>
          <table:table-cell office:value-type="float" office:value="19.092" calcext:value-type="float">
            <text:p>19.0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47.338" calcext:value-type="float">
            <text:p>41347.338</text:p>
          </table:table-cell>
          <table:table-cell office:value-type="float" office:value="41343.739" calcext:value-type="float">
            <text:p>41343.739</text:p>
          </table:table-cell>
          <table:table-cell office:value-type="float" office:value="603.581" calcext:value-type="float">
            <text:p>603.5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633" calcext:value-type="float">
            <text:p>55865.633</text:p>
          </table:table-cell>
          <table:table-cell office:value-type="float" office:value="378.016" calcext:value-type="float">
            <text:p>378.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3" calcext:value-type="float">
            <text:p>3</text:p>
          </table:table-cell>
          <table:table-cell office:value-type="float" office:value="55094.499" calcext:value-type="float">
            <text:p>55094.499</text:p>
          </table:table-cell>
          <table:table-cell office:value-type="float" office:value="55089.019" calcext:value-type="float">
            <text:p>55089.019</text:p>
          </table:table-cell>
          <table:table-cell office:value-type="float" office:value="4209.839" calcext:value-type="float">
            <text:p>4209.8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4" calcext:value-type="float">
            <text:p>4</text:p>
          </table:table-cell>
          <table:table-cell office:value-type="float" office:value="38864.884" calcext:value-type="float">
            <text:p>38864.884</text:p>
          </table:table-cell>
          <table:table-cell office:value-type="float" office:value="38861.329" calcext:value-type="float">
            <text:p>38861.329</text:p>
          </table:table-cell>
          <table:table-cell office:value-type="float" office:value="1906.375" calcext:value-type="float">
            <text:p>1906.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5" calcext:value-type="float">
            <text:p>5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27556.838" calcext:value-type="float">
            <text:p>27556.838</text:p>
          </table:table-cell>
          <table:table-cell office:value-type="float" office:value="627.62" calcext:value-type="float">
            <text:p>627.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993.815" calcext:value-type="float">
            <text:p>28993.815</text:p>
          </table:table-cell>
          <table:table-cell office:value-type="float" office:value="814.446" calcext:value-type="float">
            <text:p>814.4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7" calcext:value-type="float">
            <text:p>7</text:p>
          </table:table-cell>
          <table:table-cell office:value-type="float" office:value="46542.452" calcext:value-type="float">
            <text:p>46542.452</text:p>
          </table:table-cell>
          <table:table-cell office:value-type="float" office:value="46538.212" calcext:value-type="float">
            <text:p>46538.212</text:p>
          </table:table-cell>
          <table:table-cell office:value-type="float" office:value="549.39" calcext:value-type="float">
            <text:p>549.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8" calcext:value-type="float">
            <text:p>8</text:p>
          </table:table-cell>
          <table:table-cell office:value-type="float" office:value="53441.072" calcext:value-type="float">
            <text:p>53441.072</text:p>
          </table:table-cell>
          <table:table-cell office:value-type="float" office:value="53436.653" calcext:value-type="float">
            <text:p>53436.653</text:p>
          </table:table-cell>
          <table:table-cell office:value-type="float" office:value="579.208" calcext:value-type="float">
            <text:p>579.2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9" calcext:value-type="float">
            <text:p>9</text:p>
          </table:table-cell>
          <table:table-cell office:value-type="float" office:value="44154.945" calcext:value-type="float">
            <text:p>44154.945</text:p>
          </table:table-cell>
          <table:table-cell office:value-type="float" office:value="44151.019" calcext:value-type="float">
            <text:p>44151.019</text:p>
          </table:table-cell>
          <table:table-cell office:value-type="float" office:value="588.2" calcext:value-type="float">
            <text:p>588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</table:table>
      <table:table table:name="Van Model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3.082" calcext:value-type="float">
            <text:p>142633.082</text:p>
          </table:table-cell>
          <table:table-cell office:value-type="float" office:value="142632.502" calcext:value-type="float">
            <text:p>142632.5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0.4" calcext:value-type="float">
            <text:p>143810.4</text:p>
          </table:table-cell>
          <table:table-cell office:value-type="float" office:value="143809.902" calcext:value-type="float">
            <text:p>143809.902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0.291" calcext:value-type="float">
            <text:p>139490.291</text:p>
          </table:table-cell>
          <table:table-cell office:value-type="float" office:value="139488.537" calcext:value-type="float">
            <text:p>139488.537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652.481" calcext:value-type="float">
            <text:p>140652.481</text:p>
          </table:table-cell>
          <table:table-cell office:value-type="float" office:value="140647.736" calcext:value-type="float">
            <text:p>140647.736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194.783" calcext:value-type="float">
            <text:p>140194.783</text:p>
          </table:table-cell>
          <table:table-cell office:value-type="float" office:value="140194.111" calcext:value-type="float">
            <text:p>140194.111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76.555" calcext:value-type="float">
            <text:p>157276.555</text:p>
          </table:table-cell>
          <table:table-cell office:value-type="float" office:value="157261.477" calcext:value-type="float">
            <text:p>157261.477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15.262" calcext:value-type="float">
            <text:p>169215.262</text:p>
          </table:table-cell>
          <table:table-cell office:value-type="float" office:value="169207.513" calcext:value-type="float">
            <text:p>169207.513</text:p>
          </table:table-cell>
          <table:table-cell office:value-type="float" office:value="1.311" calcext:value-type="float">
            <text:p>1.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17.133" calcext:value-type="float">
            <text:p>155817.133</text:p>
          </table:table-cell>
          <table:table-cell office:value-type="float" office:value="155804.536" calcext:value-type="float">
            <text:p>155804.536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77.518" calcext:value-type="float">
            <text:p>159077.518</text:p>
          </table:table-cell>
          <table:table-cell office:value-type="float" office:value="159070.533" calcext:value-type="float">
            <text:p>159070.533</text:p>
          </table:table-cell>
          <table:table-cell office:value-type="float" office:value="1.304" calcext:value-type="float">
            <text:p>1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15.885" calcext:value-type="float">
            <text:p>163215.885</text:p>
          </table:table-cell>
          <table:table-cell office:value-type="float" office:value="163204.365" calcext:value-type="float">
            <text:p>163204.365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83.039" calcext:value-type="float">
            <text:p>152783.039</text:p>
          </table:table-cell>
          <table:table-cell office:value-type="float" office:value="152768.058" calcext:value-type="float">
            <text:p>152768.058</text:p>
          </table:table-cell>
          <table:table-cell office:value-type="float" office:value="44.686" calcext:value-type="float">
            <text:p>44.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66.523" calcext:value-type="float">
            <text:p>168466.523</text:p>
          </table:table-cell>
          <table:table-cell office:value-type="float" office:value="168452.396" calcext:value-type="float">
            <text:p>168452.396</text:p>
          </table:table-cell>
          <table:table-cell office:value-type="float" office:value="5209.108" calcext:value-type="float">
            <text:p>5209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75.185" calcext:value-type="float">
            <text:p>159875.185</text:p>
          </table:table-cell>
          <table:table-cell office:value-type="float" office:value="159867.088" calcext:value-type="float">
            <text:p>159867.088</text:p>
          </table:table-cell>
          <table:table-cell office:value-type="float" office:value="8.609" calcext:value-type="float">
            <text:p>8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9.647" calcext:value-type="float">
            <text:p>162469.647</text:p>
          </table:table-cell>
          <table:table-cell office:value-type="float" office:value="162454.049" calcext:value-type="float">
            <text:p>162454.049</text:p>
          </table:table-cell>
          <table:table-cell office:value-type="float" office:value="10.721" calcext:value-type="float">
            <text:p>10.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5.671" calcext:value-type="float">
            <text:p>160385.671</text:p>
          </table:table-cell>
          <table:table-cell office:value-type="float" office:value="160374.169" calcext:value-type="float">
            <text:p>160374.169</text:p>
          </table:table-cell>
          <table:table-cell office:value-type="float" office:value="84.374" calcext:value-type="float">
            <text:p>84.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1100.711" calcext:value-type="float">
            <text:p>101100.711</text:p>
          </table:table-cell>
          <table:table-cell office:value-type="float" office:value="101100.252" calcext:value-type="float">
            <text:p>101100.2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2262.841" calcext:value-type="float">
            <text:p>102262.841</text:p>
          </table:table-cell>
          <table:table-cell office:value-type="float" office:value="102261.9" calcext:value-type="float">
            <text:p>102261.9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1806.183" calcext:value-type="float">
            <text:p>101806.183</text:p>
          </table:table-cell>
          <table:table-cell office:value-type="float" office:value="101805.713" calcext:value-type="float">
            <text:p>101805.71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82.6" calcext:value-type="float">
            <text:p>145082.6</text:p>
          </table:table-cell>
          <table:table-cell office:value-type="float" office:value="145080.158" calcext:value-type="float">
            <text:p>145080.1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5.366" calcext:value-type="float">
            <text:p>156985.366</text:p>
          </table:table-cell>
          <table:table-cell office:value-type="float" office:value="156983.481" calcext:value-type="float">
            <text:p>156983.481</text:p>
          </table:table-cell>
          <table:table-cell office:value-type="float" office:value="2.237" calcext:value-type="float">
            <text:p>2.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4.635" calcext:value-type="float">
            <text:p>155594.635</text:p>
          </table:table-cell>
          <table:table-cell office:value-type="float" office:value="155592.735" calcext:value-type="float">
            <text:p>155592.735</text:p>
          </table:table-cell>
          <table:table-cell office:value-type="float" office:value="3.242" calcext:value-type="float">
            <text:p>3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7.195" calcext:value-type="float">
            <text:p>148047.195</text:p>
          </table:table-cell>
          <table:table-cell office:value-type="float" office:value="148044.824" calcext:value-type="float">
            <text:p>148044.824</text:p>
          </table:table-cell>
          <table:table-cell office:value-type="float" office:value="5.135" calcext:value-type="float">
            <text:p>5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2.112" calcext:value-type="float">
            <text:p>159612.112</text:p>
          </table:table-cell>
          <table:table-cell office:value-type="float" office:value="159610.548" calcext:value-type="float">
            <text:p>159610.548</text:p>
          </table:table-cell>
          <table:table-cell office:value-type="float" office:value="2.561" calcext:value-type="float">
            <text:p>2.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3.054" calcext:value-type="float">
            <text:p>170443.054</text:p>
          </table:table-cell>
          <table:table-cell office:value-type="float" office:value="170432.202" calcext:value-type="float">
            <text:p>170432.202</text:p>
          </table:table-cell>
          <table:table-cell office:value-type="float" office:value="22.616" calcext:value-type="float">
            <text:p>2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9.368" calcext:value-type="float">
            <text:p>166719.368</text:p>
          </table:table-cell>
          <table:table-cell office:value-type="float" office:value="166702.724" calcext:value-type="float">
            <text:p>166702.724</text:p>
          </table:table-cell>
          <table:table-cell office:value-type="float" office:value="141.271" calcext:value-type="float">
            <text:p>141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7.935" calcext:value-type="float">
            <text:p>157787.935</text:p>
          </table:table-cell>
          <table:table-cell office:value-type="float" office:value="157773.766" calcext:value-type="float">
            <text:p>157773.766</text:p>
          </table:table-cell>
          <table:table-cell office:value-type="float" office:value="110.045" calcext:value-type="float">
            <text:p>11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3.849" calcext:value-type="float">
            <text:p>165533.849</text:p>
          </table:table-cell>
          <table:table-cell office:value-type="float" office:value="165521.309" calcext:value-type="float">
            <text:p>165521.309</text:p>
          </table:table-cell>
          <table:table-cell office:value-type="float" office:value="265.533" calcext:value-type="float">
            <text:p>265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9.006" calcext:value-type="float">
            <text:p>165689.006</text:p>
          </table:table-cell>
          <table:table-cell office:value-type="float" office:value="165673.404" calcext:value-type="float">
            <text:p>165673.404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61.029" calcext:value-type="float">
            <text:p>160261.029</text:p>
          </table:table-cell>
          <table:table-cell office:value-type="float" office:value="160249.932" calcext:value-type="float">
            <text:p>160249.932</text:p>
          </table:table-cell>
          <table:table-cell office:value-type="float" office:value="659.696" calcext:value-type="float">
            <text:p>659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1.024" calcext:value-type="float">
            <text:p>158191.024</text:p>
          </table:table-cell>
          <table:table-cell office:value-type="float" office:value="158178.593" calcext:value-type="float">
            <text:p>158178.593</text:p>
          </table:table-cell>
          <table:table-cell office:value-type="float" office:value="469.317" calcext:value-type="float">
            <text:p>469.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71.688" calcext:value-type="float">
            <text:p>169671.688</text:p>
          </table:table-cell>
          <table:table-cell office:value-type="float" office:value="169665.018" calcext:value-type="float">
            <text:p>169665.018</text:p>
          </table:table-cell>
          <table:table-cell office:value-type="float" office:value="149.575" calcext:value-type="float">
            <text:p>149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51.079" calcext:value-type="float">
            <text:p>165351.079</text:p>
          </table:table-cell>
          <table:table-cell office:value-type="float" office:value="165334.751" calcext:value-type="float">
            <text:p>165334.751</text:p>
          </table:table-cell>
          <table:table-cell office:value-type="float" office:value="1563.759" calcext:value-type="float">
            <text:p>1563.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75.077" calcext:value-type="float">
            <text:p>168075.077</text:p>
          </table:table-cell>
          <table:table-cell office:value-type="float" office:value="168058.727" calcext:value-type="float">
            <text:p>168058.727</text:p>
          </table:table-cell>
          <table:table-cell office:value-type="float" office:value="2680.342" calcext:value-type="float">
            <text:p>2680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4699.752" calcext:value-type="float">
            <text:p>134699.752</text:p>
          </table:table-cell>
          <table:table-cell office:value-type="float" office:value="134698.964" calcext:value-type="float">
            <text:p>134698.964</text:p>
          </table:table-cell>
          <table:table-cell office:value-type="float" office:value="1.789" calcext:value-type="float">
            <text:p>1.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004.159" calcext:value-type="float">
            <text:p>132004.159</text:p>
          </table:table-cell>
          <table:table-cell office:value-type="float" office:value="132003.116" calcext:value-type="float">
            <text:p>132003.116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5583.679" calcext:value-type="float">
            <text:p>135583.679</text:p>
          </table:table-cell>
          <table:table-cell office:value-type="float" office:value="135582.98" calcext:value-type="float">
            <text:p>135582.98</text:p>
          </table:table-cell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355.844" calcext:value-type="float">
            <text:p>173355.844</text:p>
          </table:table-cell>
          <table:table-cell office:value-type="float" office:value="173235.274" calcext:value-type="float">
            <text:p>173235.274</text:p>
          </table:table-cell>
          <table:table-cell office:value-type="float" office:value="7202.074" calcext:value-type="float">
            <text:p>7202.0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59.598" calcext:value-type="float">
            <text:p>163659.598</text:p>
          </table:table-cell>
          <table:table-cell office:value-type="float" office:value="163583.814" calcext:value-type="float">
            <text:p>163583.814</text:p>
          </table:table-cell>
          <table:table-cell office:value-type="float" office:value="7202.917" calcext:value-type="float">
            <text:p>7202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1284.864" calcext:value-type="float">
            <text:p>161284.864</text:p>
          </table:table-cell>
          <table:table-cell office:value-type="float" office:value="161061.286" calcext:value-type="float">
            <text:p>161061.286</text:p>
          </table:table-cell>
          <table:table-cell office:value-type="float" office:value="7201.461" calcext:value-type="float">
            <text:p>7201.4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7.816" calcext:value-type="float">
            <text:p>144147.816</text:p>
          </table:table-cell>
          <table:table-cell office:value-type="float" office:value="144144.59" calcext:value-type="float">
            <text:p>144144.59</text:p>
          </table:table-cell>
          <table:table-cell office:value-type="float" office:value="19.933" calcext:value-type="float">
            <text:p>19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5965.615" calcext:value-type="float">
            <text:p>145965.615</text:p>
          </table:table-cell>
          <table:table-cell office:value-type="float" office:value="145962.883" calcext:value-type="float">
            <text:p>145962.883</text:p>
          </table:table-cell>
          <table:table-cell office:value-type="float" office:value="39.629" calcext:value-type="float">
            <text:p>39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1774.045" calcext:value-type="float">
            <text:p>141774.045</text:p>
          </table:table-cell>
          <table:table-cell office:value-type="float" office:value="141772.2" calcext:value-type="float">
            <text:p>141772.2</text:p>
          </table:table-cell>
          <table:table-cell office:value-type="float" office:value="16.745" calcext:value-type="float">
            <text:p>16.74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artal Main Model" table:style-name="ta1">
        <table:table-column table:style-name="co2" table:number-columns-repeated="6" table:default-cell-style-name="ce18"/>
        <table:table-column table:style-name="co6" table:default-cell-style-name="ce18"/>
        <table:table-column table:style-name="co2" table:number-columns-repeated="1017" table:default-cell-style-name="ce18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G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4031.304" calcext:value-type="float">
            <text:p>14031.304</text:p>
          </table:table-cell>
          <table:table-cell office:value-type="float" office:value="14031.171" calcext:value-type="float">
            <text:p>14031.171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3521.231" calcext:value-type="float">
            <text:p>33521.231</text:p>
          </table:table-cell>
          <table:table-cell office:value-type="float" office:value="33520.996" calcext:value-type="float">
            <text:p>33520.99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921.89" calcext:value-type="float">
            <text:p>24921.89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107.873" calcext:value-type="float">
            <text:p>14107.873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7867.64" calcext:value-type="float">
            <text:p>27867.64</text:p>
          </table:table-cell>
          <table:table-cell office:value-type="float" office:value="27867.438" calcext:value-type="float">
            <text:p>27867.438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272.925" calcext:value-type="float">
            <text:p>11272.925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870.216" calcext:value-type="float">
            <text:p>37870.216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379.211" calcext:value-type="float">
            <text:p>21379.211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457.934" calcext:value-type="float">
            <text:p>21457.934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481.239" calcext:value-type="float">
            <text:p>41481.239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38.247" calcext:value-type="float">
            <text:p>52538.247</text:p>
          </table:table-cell>
          <table:table-cell office:value-type="float" office:value="52412.37" calcext:value-type="float">
            <text:p>52412.37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13]-[.E13])/[.D13] *100" office:value-type="float" office:value="0.239591168696589" calcext:value-type="float">
            <text:p>0.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62.804" calcext:value-type="float">
            <text:p>91862.804</text:p>
          </table:table-cell>
          <table:table-cell office:value-type="float" office:value="89800.68" calcext:value-type="float">
            <text:p>89800.68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14]-[.E14])/[.D14] *100" office:value-type="float" office:value="2.24478669299057" calcext:value-type="float">
            <text:p>2.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13" calcext:value-type="float">
            <text:p>57949.413</text:p>
          </table:table-cell>
          <table:table-cell office:value-type="float" office:value="55433.914" calcext:value-type="float">
            <text:p>55433.914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15]-[.E15])/[.D15] *100" office:value-type="float" office:value="4.34085328871235" calcext:value-type="float">
            <text:p>4.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14" calcext:value-type="float">
            <text:p>71345.414</text:p>
          </table:table-cell>
          <table:table-cell office:value-type="float" office:value="63263.106" calcext:value-type="float">
            <text:p>63263.106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16]-[.E16])/[.D16] *100" office:value-type="float" office:value="11.3284197916351" calcext:value-type="float">
            <text:p>11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63680.278" calcext:value-type="float">
            <text:p>63680.278</text:p>
          </table:table-cell>
          <table:table-cell office:value-type="float" office:value="49674.019" calcext:value-type="float">
            <text:p>49674.019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17]-[.E17])/[.D17] *100" office:value-type="float" office:value="21.9946574353837" calcext:value-type="float">
            <text:p>21.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88542.984" calcext:value-type="float">
            <text:p>88542.984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18]-[.E18])/[.D18] *100" office:value-type="float" office:value="9.37469387227051" calcext:value-type="float">
            <text:p>9.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40.304" calcext:value-type="float">
            <text:p>60240.304</text:p>
          </table:table-cell>
          <table:table-cell office:value-type="float" office:value="54481.818" calcext:value-type="float">
            <text:p>54481.818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19]-[.E19])/[.D19] *100" office:value-type="float" office:value="9.55919146755966" calcext:value-type="float">
            <text:p>9.5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table:style-name="ce19" office:value-type="float" office:value="8" calcext:value-type="float">
            <text:p>8</text:p>
          </table:table-cell>
          <table:table-cell table:style-name="ce20" office:value-type="float" office:value="35765.482173" calcext:value-type="float">
            <text:p>35765.48</text:p>
          </table:table-cell>
          <table:table-cell table:style-name="ce21" office:value-type="float" office:value="26690.8589002" calcext:value-type="float">
            <text:p>26690.86</text:p>
          </table:table-cell>
          <table:table-cell table:style-name="ce21" office:value-type="float" office:value="7200.13482666" calcext:value-type="float">
            <text:p>7200.13</text:p>
          </table:table-cell>
          <table:table-cell table:style-name="ce22" table:formula="of:=([.D20]-[.E20])/[.D20] *100" office:value-type="float" office:value="25.3725735582298" calcext:value-type="float">
            <text:p>25.373</text:p>
          </table:table-cell>
          <table:table-cell table:style-name="ce19"/>
          <table:table-cell table:style-name="ce20"/>
          <table:table-cell table:style-name="ce21" table:number-columns-repeated="2"/>
          <table:table-cell table:style-name="ce23"/>
          <table:table-cell table:style-name="ce19"/>
          <table:table-cell table:number-columns-repeated="1011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0825.089" calcext:value-type="float">
            <text:p>40825.089</text:p>
          </table:table-cell>
          <table:table-cell office:value-type="float" office:value="34240.221" calcext:value-type="float">
            <text:p>34240.221</text:p>
          </table:table-cell>
          <table:table-cell office:value-type="float" office:value="7200.003" calcext:value-type="float">
            <text:p>7200.003</text:p>
          </table:table-cell>
          <table:table-cell table:style-name="ce22" table:formula="of:=([.D21]-[.E21])/[.D21] *100" office:value-type="float" office:value="16.1294639186212" calcext:value-type="float">
            <text:p>16.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3" calcext:value-type="float">
            <text:p>67350.63</text:p>
          </table:table-cell>
          <table:table-cell office:value-type="float" office:value="66813.95" calcext:value-type="float">
            <text:p>66813.95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22]-[.E22])/[.D22] *100" office:value-type="float" office:value="0.796844810508836" calcext:value-type="float">
            <text:p>0.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880.382" calcext:value-type="float">
            <text:p>49880.382</text:p>
          </table:table-cell>
          <table:table-cell office:value-type="float" office:value="43815.543" calcext:value-type="float">
            <text:p>43815.543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23]-[.E23])/[.D23] *100" office:value-type="float" office:value="12.1587661457765" calcext:value-type="float">
            <text:p>12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8.199" calcext:value-type="float">
            <text:p>58758.199</text:p>
          </table:table-cell>
          <table:table-cell office:value-type="float" office:value="54544.332" calcext:value-type="float">
            <text:p>54544.332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24]-[.E24])/[.D24] *100" office:value-type="float" office:value="7.17153873283284" calcext:value-type="float">
            <text:p>7.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3" calcext:value-type="float">
            <text:p>108071.593</text:p>
          </table:table-cell>
          <table:table-cell office:value-type="float" office:value="103984.407" calcext:value-type="float">
            <text:p>103984.407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25]-[.E25])/[.D25] *100" office:value-type="float" office:value="3.78192445076662" calcext:value-type="float">
            <text:p>3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33.052" calcext:value-type="float">
            <text:p>46333.052</text:p>
          </table:table-cell>
          <table:table-cell office:value-type="float" office:value="38975.864" calcext:value-type="float">
            <text:p>38975.864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26]-[.E26])/[.D26] *100" office:value-type="float" office:value="15.8789194374677" calcext:value-type="float">
            <text:p>15.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299.72" calcext:value-type="float">
            <text:p>117299.72</text:p>
          </table:table-cell>
          <table:table-cell office:value-type="float" office:value="112925.226" calcext:value-type="float">
            <text:p>112925.226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27]-[.E27])/[.D27] *100" office:value-type="float" office:value="3.72933030019168" calcext:value-type="float">
            <text:p>3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8.136" calcext:value-type="float">
            <text:p>36238.136</text:p>
          </table:table-cell>
          <table:table-cell office:value-type="float" office:value="35791.172" calcext:value-type="float">
            <text:p>35791.172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28]-[.E28])/[.D28] *100" office:value-type="float" office:value="1.23340781104194" calcext:value-type="float">
            <text:p>1.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193.716" calcext:value-type="float">
            <text:p>41193.716</text:p>
          </table:table-cell>
          <table:table-cell office:value-type="float" office:value="35512.992" calcext:value-type="float">
            <text:p>35512.992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29]-[.E29])/[.D29] *100" office:value-type="float" office:value="13.7902683991898" calcext:value-type="float">
            <text:p>13.7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901.125" calcext:value-type="float">
            <text:p>53901.125</text:p>
          </table:table-cell>
          <table:table-cell office:value-type="float" office:value="50979.248" calcext:value-type="float">
            <text:p>50979.248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30]-[.E30])/[.D30] *100" office:value-type="float" office:value="5.42080893487845" calcext:value-type="float">
            <text:p>5.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191.177" calcext:value-type="float">
            <text:p>37191.177</text:p>
          </table:table-cell>
          <table:table-cell office:value-type="float" office:value="34961.924" calcext:value-type="float">
            <text:p>34961.924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31]-[.E31])/[.D31] *100" office:value-type="float" office:value="5.99403724168236" calcext:value-type="float">
            <text:p>5.9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50.356" calcext:value-type="float">
            <text:p>41850.356</text:p>
          </table:table-cell>
          <table:table-cell office:value-type="float" office:value="37540.856" calcext:value-type="float">
            <text:p>37540.856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2]-[.E32])/[.D32] *100" office:value-type="float" office:value="10.2974034438321" calcext:value-type="float">
            <text:p>10.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52.547" calcext:value-type="float">
            <text:p>41352.547</text:p>
          </table:table-cell>
          <table:table-cell office:value-type="float" office:value="37283.301" calcext:value-type="float">
            <text:p>37283.301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3]-[.E33])/[.D33] *100" office:value-type="float" office:value="9.84037573308362" calcext:value-type="float">
            <text:p>9.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4534.756" calcext:value-type="float">
            <text:p>54534.756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34]-[.E34])/[.D34] *100" office:value-type="float" office:value="2.38993326151425" calcext:value-type="float">
            <text:p>2.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3" calcext:value-type="float">
            <text:p>3</text:p>
          </table:table-cell>
          <table:table-cell office:value-type="float" office:value="55096.335" calcext:value-type="float">
            <text:p>55096.335</text:p>
          </table:table-cell>
          <table:table-cell office:value-type="float" office:value="47221.371" calcext:value-type="float">
            <text:p>47221.371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5]-[.E35])/[.D35] *100" office:value-type="float" office:value="14.2930813819104" calcext:value-type="float">
            <text:p>14.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4" calcext:value-type="float">
            <text:p>4</text:p>
          </table:table-cell>
          <table:table-cell office:value-type="float" office:value="38865.07" calcext:value-type="float">
            <text:p>38865.07</text:p>
          </table:table-cell>
          <table:table-cell office:value-type="float" office:value="34275.459" calcext:value-type="float">
            <text:p>34275.459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6]-[.E36])/[.D36] *100" office:value-type="float" office:value="11.8090897559171" calcext:value-type="float">
            <text:p>11.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5" calcext:value-type="float">
            <text:p>5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26799.91" calcext:value-type="float">
            <text:p>26799.91</text:p>
          </table:table-cell>
          <table:table-cell office:value-type="float" office:value="7200.006" calcext:value-type="float">
            <text:p>7200.006</text:p>
          </table:table-cell>
          <table:table-cell table:style-name="ce22" table:formula="of:=([.D37]-[.E37])/[.D37] *100" office:value-type="float" office:value="2.75627734830136" calcext:value-type="float">
            <text:p>2.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6" calcext:value-type="float">
            <text:p>6</text:p>
          </table:table-cell>
          <table:table-cell office:value-type="float" office:value="28993.815" calcext:value-type="float">
            <text:p>28993.815</text:p>
          </table:table-cell>
          <table:table-cell office:value-type="float" office:value="27584.556" calcext:value-type="float">
            <text:p>27584.556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8]-[.E38])/[.D38] *100" office:value-type="float" office:value="4.86055043118678" calcext:value-type="float">
            <text:p>4.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7" calcext:value-type="float">
            <text:p>7</text:p>
          </table:table-cell>
          <table:table-cell office:value-type="float" office:value="46543.119" calcext:value-type="float">
            <text:p>46543.119</text:p>
          </table:table-cell>
          <table:table-cell office:value-type="float" office:value="43833.929" calcext:value-type="float">
            <text:p>43833.929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39]-[.E39])/[.D39] *100" office:value-type="float" office:value="5.82081746605766" calcext:value-type="float">
            <text:p>5.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8" calcext:value-type="float">
            <text:p>8</text:p>
          </table:table-cell>
          <table:table-cell office:value-type="float" office:value="53445.427" calcext:value-type="float">
            <text:p>53445.427</text:p>
          </table:table-cell>
          <table:table-cell office:value-type="float" office:value="47922.12" calcext:value-type="float">
            <text:p>47922.12</text:p>
          </table:table-cell>
          <table:table-cell office:value-type="float" office:value="7200.003" calcext:value-type="float">
            <text:p>7200.003</text:p>
          </table:table-cell>
          <table:table-cell table:style-name="ce22" table:formula="of:=([.D40]-[.E40])/[.D40] *100" office:value-type="float" office:value="10.3344800669288" calcext:value-type="float">
            <text:p>10.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9" calcext:value-type="float">
            <text:p>9</text:p>
          </table:table-cell>
          <table:table-cell office:value-type="float" office:value="44154.945" calcext:value-type="float">
            <text:p>44154.945</text:p>
          </table:table-cell>
          <table:table-cell office:value-type="float" office:value="41877.348" calcext:value-type="float">
            <text:p>41877.348</text:p>
          </table:table-cell>
          <table:table-cell office:value-type="float" office:value="7200.005" calcext:value-type="float">
            <text:p>7200.005</text:p>
          </table:table-cell>
          <table:table-cell table:style-name="ce22" table:formula="of:=([.D41]-[.E41])/[.D41] *100" office:value-type="float" office:value="5.15819236101416" calcext:value-type="float">
            <text:p>5.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0" calcext:value-type="float">
            <text:p>10</text:p>
          </table:table-cell>
          <table:table-cell office:value-type="float" office:value="34868.98" calcext:value-type="float">
            <text:p>34868.98</text:p>
          </table:table-cell>
          <table:table-cell office:value-type="float" office:value="30746.008" calcext:value-type="float">
            <text:p>30746.008</text:p>
          </table:table-cell>
          <table:table-cell office:value-type="float" office:value="7200.004" calcext:value-type="float">
            <text:p>7200.004</text:p>
          </table:table-cell>
          <table:table-cell table:style-name="ce22" table:formula="of:=([.D42]-[.E42])/[.D42] *100" office:value-type="float" office:value="11.8241829844177" calcext:value-type="float">
            <text:p>11.824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 Main Model" table:style-name="ta1">
        <table:table-column table:style-name="co1" table:default-cell-style-name="ce25"/>
        <table:table-column table:style-name="co2" table:number-columns-repeated="3" table:default-cell-style-name="ce25"/>
        <table:table-column table:style-name="co2" table:default-cell-style-name="ce30"/>
        <table:table-column table:style-name="co2" table:number-columns-repeated="2" table:default-cell-style-name="ce38"/>
        <table:table-column table:style-name="co2" table:default-cell-style-name="ce44"/>
        <table:table-column table:style-name="co2" table:number-columns-repeated="2" table:default-cell-style-name="ce10"/>
        <table:table-column table:style-name="co2" table:default-cell-style-name="ce1"/>
        <table:table-column table:style-name="co2" table:number-columns-repeated="2" table:default-cell-style-name="ce3"/>
        <table:table-row table:style-name="ro1">
          <table:table-cell table:style-name="ce24" table:number-columns-spanned="1" table:number-rows-spanned="2"/>
          <table:table-cell table:style-name="ce24" table:number-columns-repeated="3"/>
          <table:table-cell table:style-name="ce28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5"/>
          <table:covered-table-cell table:style-name="ce41"/>
          <table:table-cell table:style-name="Default" table:number-columns-repeated="5"/>
        </table:table-row>
        <table:table-row table:style-name="ro1">
          <table:covered-table-cell table:style-name="ce24"/>
          <table:table-cell table:style-name="ce24" table:number-columns-repeated="3"/>
          <table:table-cell table:style-name="ce29" office:value-type="string" calcext:value-type="string">
            <text:p>UB</text:p>
          </table:table-cell>
          <table:table-cell table:style-name="ce36" office:value-type="string" calcext:value-type="string">
            <text:p>LB</text:p>
          </table:table-cell>
          <table:table-cell table:style-name="ce36" office:value-type="string" calcext:value-type="string">
            <text:p>Time</text:p>
          </table:table-cell>
          <table:table-cell table:style-name="ce42" office:value-type="string" calcext:value-type="string">
            <text:p>Gap%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LB</text:p>
          </table:table-cell>
          <table:table-cell office:value-type="string" calcext:value-type="string">
            <text:p>Sana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8.737903" calcext:value-type="float">
            <text:p>142638.74</text:p>
          </table:table-cell>
          <table:table-cell table:style-name="ce37" office:value-type="float" office:value="142631.290896" calcext:value-type="float">
            <text:p>142631.29</text:p>
          </table:table-cell>
          <table:table-cell table:style-name="ce37" office:value-type="float" office:value="1.66312789917" calcext:value-type="float">
            <text:p>1.66</text:p>
          </table:table-cell>
          <table:table-cell table:style-name="ce43" office:value-type="float" office:value="0.00522115936357876" calcext:value-type="float">
            <text:p>0.01</text:p>
          </table:table-cell>
          <table:table-cell office:value-type="float" office:value="142633.185" calcext:value-type="float">
            <text:p>142633.19</text:p>
          </table:table-cell>
          <table:table-cell office:value-type="float" office:value="142633.06" calcext:value-type="float">
            <text:p>142633.06</text:p>
          </table:table-cell>
          <table:table-cell table:formula="of:=[.E3]&lt;[.J3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5.650604" calcext:value-type="float">
            <text:p>143815.65</text:p>
          </table:table-cell>
          <table:table-cell table:style-name="ce37" office:value-type="float" office:value="143809.494915" calcext:value-type="float">
            <text:p>143809.49</text:p>
          </table:table-cell>
          <table:table-cell table:style-name="ce37" office:value-type="float" office:value="0.283908843994" calcext:value-type="float">
            <text:p>0.28</text:p>
          </table:table-cell>
          <table:table-cell table:style-name="ce43" office:value-type="float" office:value="0.00428044685341876" calcext:value-type="float">
            <text:p>0.00</text:p>
          </table:table-cell>
          <table:table-cell office:value-type="float" office:value="143810.387" calcext:value-type="float">
            <text:p>143810.39</text:p>
          </table:table-cell>
          <table:table-cell office:value-type="float" office:value="143810.351" calcext:value-type="float">
            <text:p>143810.35</text:p>
          </table:table-cell>
          <table:table-cell table:formula="of:=[.E4]&lt;[.J4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4.323942" calcext:value-type="float">
            <text:p>139494.32</text:p>
          </table:table-cell>
          <table:table-cell table:style-name="ce37" office:value-type="float" office:value="139487.351372" calcext:value-type="float">
            <text:p>139487.35</text:p>
          </table:table-cell>
          <table:table-cell table:style-name="ce37" office:value-type="float" office:value="0.269872665405" calcext:value-type="float">
            <text:p>0.27</text:p>
          </table:table-cell>
          <table:table-cell table:style-name="ce43" office:value-type="float" office:value="0.004998711303499" calcext:value-type="float">
            <text:p>0.00</text:p>
          </table:table-cell>
          <table:table-cell office:value-type="float" office:value="139490.383" calcext:value-type="float">
            <text:p>139490.38</text:p>
          </table:table-cell>
          <table:table-cell office:value-type="float" office:value="139489.075" calcext:value-type="float">
            <text:p>139489.08</text:p>
          </table:table-cell>
          <table:table-cell table:formula="of:=[.E5]&lt;[.J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654.744775" calcext:value-type="float">
            <text:p>140654.74</text:p>
          </table:table-cell>
          <table:table-cell table:style-name="ce37" office:value-type="float" office:value="140646.664907" calcext:value-type="float">
            <text:p>140646.66</text:p>
          </table:table-cell>
          <table:table-cell table:style-name="ce37" office:value-type="float" office:value="0.249856948853" calcext:value-type="float">
            <text:p>0.25</text:p>
          </table:table-cell>
          <table:table-cell table:style-name="ce43" office:value-type="float" office:value="0.0057447988584325" calcext:value-type="float">
            <text:p>0.01</text:p>
          </table:table-cell>
          <table:table-cell table:number-columns-repeated="2" office:value-type="float" office:value="140649.074" calcext:value-type="float">
            <text:p>140649.07</text:p>
          </table:table-cell>
          <table:table-cell table:formula="of:=[.E6]&lt;[.J6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200.690527" calcext:value-type="float">
            <text:p>140200.69</text:p>
          </table:table-cell>
          <table:table-cell table:style-name="ce37" office:value-type="float" office:value="140192.366087" calcext:value-type="float">
            <text:p>140192.37</text:p>
          </table:table-cell>
          <table:table-cell table:style-name="ce37" office:value-type="float" office:value="0.239864349365" calcext:value-type="float">
            <text:p>0.24</text:p>
          </table:table-cell>
          <table:table-cell table:style-name="ce43" office:value-type="float" office:value="0.00593786968031536" calcext:value-type="float">
            <text:p>0.01</text:p>
          </table:table-cell>
          <table:table-cell office:value-type="float" office:value="140194.765" calcext:value-type="float">
            <text:p>140194.77</text:p>
          </table:table-cell>
          <table:table-cell office:value-type="float" office:value="140194.761" calcext:value-type="float">
            <text:p>140194.76</text:p>
          </table:table-cell>
          <table:table-cell table:formula="of:=[.E7]&lt;[.J7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63.571634" calcext:value-type="float">
            <text:p>157263.57</text:p>
          </table:table-cell>
          <table:table-cell table:style-name="ce37" office:value-type="float" office:value="152716.963805" calcext:value-type="float">
            <text:p>152716.96</text:p>
          </table:table-cell>
          <table:table-cell table:style-name="ce37" office:value-type="float" office:value="7200.08884048" calcext:value-type="float">
            <text:p>7200.09</text:p>
          </table:table-cell>
          <table:table-cell table:style-name="ce43" office:value-type="float" office:value="2.97714655642671" calcext:value-type="float">
            <text:p>2.98</text:p>
          </table:table-cell>
          <table:table-cell office:value-type="float" office:value="157274.817" calcext:value-type="float">
            <text:p>157274.82</text:p>
          </table:table-cell>
          <table:table-cell office:value-type="float" office:value="157261.941" calcext:value-type="float">
            <text:p>157261.94</text:p>
          </table:table-cell>
          <table:table-cell table:formula="of:=[.E8]&lt;[.J8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10.630912" calcext:value-type="float">
            <text:p>169210.63</text:p>
          </table:table-cell>
          <table:table-cell table:style-name="ce37" office:value-type="float" office:value="165388.887012" calcext:value-type="float">
            <text:p>165388.89</text:p>
          </table:table-cell>
          <table:table-cell table:style-name="ce37" office:value-type="float" office:value="7200.08884811" calcext:value-type="float">
            <text:p>7200.09</text:p>
          </table:table-cell>
          <table:table-cell table:style-name="ce43" office:value-type="float" office:value="2.31076220962942" calcext:value-type="float">
            <text:p>2.31</text:p>
          </table:table-cell>
          <table:table-cell office:value-type="float" office:value="169221.783" calcext:value-type="float">
            <text:p>169221.78</text:p>
          </table:table-cell>
          <table:table-cell office:value-type="float" office:value="169208.054" calcext:value-type="float">
            <text:p>169208.05</text:p>
          </table:table-cell>
          <table:table-cell table:formula="of:=[.E9]&lt;[.J9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05.124605" calcext:value-type="float">
            <text:p>155805.12</text:p>
          </table:table-cell>
          <table:table-cell table:style-name="ce37" office:value-type="float" office:value="151188.585304" calcext:value-type="float">
            <text:p>151188.59</text:p>
          </table:table-cell>
          <table:table-cell table:style-name="ce37" office:value-type="float" office:value="7200.10984039" calcext:value-type="float">
            <text:p>7200.11</text:p>
          </table:table-cell>
          <table:table-cell table:style-name="ce43" office:value-type="float" office:value="3.05349725425193" calcext:value-type="float">
            <text:p>3.05</text:p>
          </table:table-cell>
          <table:table-cell office:value-type="float" office:value="155808.5" calcext:value-type="float">
            <text:p>155808.50</text:p>
          </table:table-cell>
          <table:table-cell office:value-type="float" office:value="155805.016" calcext:value-type="float">
            <text:p>155805.02</text:p>
          </table:table-cell>
          <table:table-cell table:formula="of:=[.E10]&lt;[.J10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72.600543" calcext:value-type="float">
            <text:p>159072.60</text:p>
          </table:table-cell>
          <table:table-cell table:style-name="ce37" office:value-type="float" office:value="155027.037128" calcext:value-type="float">
            <text:p>155027.04</text:p>
          </table:table-cell>
          <table:table-cell table:style-name="ce37" office:value-type="float" office:value="7200.78045845" calcext:value-type="float">
            <text:p>7200.78</text:p>
          </table:table-cell>
          <table:table-cell table:style-name="ce43" office:value-type="float" office:value="2.60958571481937" calcext:value-type="float">
            <text:p>2.61</text:p>
          </table:table-cell>
          <table:table-cell office:value-type="float" office:value="159082.291" calcext:value-type="float">
            <text:p>159082.29</text:p>
          </table:table-cell>
          <table:table-cell office:value-type="float" office:value="159070.995" calcext:value-type="float">
            <text:p>159071.00</text:p>
          </table:table-cell>
          <table:table-cell table:formula="of:=[.E11]&lt;[.J1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07.430694" calcext:value-type="float">
            <text:p>163207.43</text:p>
          </table:table-cell>
          <table:table-cell table:style-name="ce37" office:value-type="float" office:value="159160.883014" calcext:value-type="float">
            <text:p>159160.88</text:p>
          </table:table-cell>
          <table:table-cell table:style-name="ce37" office:value-type="float" office:value="7200.75847054" calcext:value-type="float">
            <text:p>7200.76</text:p>
          </table:table-cell>
          <table:table-cell table:style-name="ce43" office:value-type="float" office:value="2.54242600529181" calcext:value-type="float">
            <text:p>2.54</text:p>
          </table:table-cell>
          <table:table-cell office:value-type="float" office:value="163216.248" calcext:value-type="float">
            <text:p>163216.25</text:p>
          </table:table-cell>
          <table:table-cell office:value-type="float" office:value="163204.919" calcext:value-type="float">
            <text:p>163204.92</text:p>
          </table:table-cell>
          <table:table-cell table:formula="of:=[.E12]&lt;[.J1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73.175449" calcext:value-type="float">
            <text:p>152773.18</text:p>
          </table:table-cell>
          <table:table-cell table:style-name="ce37" office:value-type="float" office:value="148468.380867" calcext:value-type="float">
            <text:p>148468.38</text:p>
          </table:table-cell>
          <table:table-cell table:style-name="ce37" office:value-type="float" office:value="7200.07186317" calcext:value-type="float">
            <text:p>7200.07</text:p>
          </table:table-cell>
          <table:table-cell table:style-name="ce43" office:value-type="float" office:value="2.89946893531243" calcext:value-type="float">
            <text:p>2.90</text:p>
          </table:table-cell>
          <table:table-cell office:value-type="float" office:value="152785.185" calcext:value-type="float">
            <text:p>152785.19</text:p>
          </table:table-cell>
          <table:table-cell office:value-type="float" office:value="152774.174" calcext:value-type="float">
            <text:p>152774.17</text:p>
          </table:table-cell>
          <table:table-cell table:formula="of:=[.E13]&lt;[.J13]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60.018768" calcext:value-type="float">
            <text:p>168460.02</text:p>
          </table:table-cell>
          <table:table-cell table:style-name="ce37" office:value-type="float" office:value="164469.591297" calcext:value-type="float">
            <text:p>164469.59</text:p>
          </table:table-cell>
          <table:table-cell table:style-name="ce37" office:value-type="float" office:value="7200.12083054" calcext:value-type="float">
            <text:p>7200.12</text:p>
          </table:table-cell>
          <table:table-cell table:style-name="ce43" office:value-type="float" office:value="2.42624027914927" calcext:value-type="float">
            <text:p>2.43</text:p>
          </table:table-cell>
          <table:table-cell office:value-type="float" office:value="168472.769" calcext:value-type="float">
            <text:p>168472.77</text:p>
          </table:table-cell>
          <table:table-cell office:value-type="float" office:value="168459.101" calcext:value-type="float">
            <text:p>168459.10</text:p>
          </table:table-cell>
          <table:table-cell table:formula="of:=[.E14]&lt;[.J14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73.277154" calcext:value-type="float">
            <text:p>159873.28</text:p>
          </table:table-cell>
          <table:table-cell table:style-name="ce37" office:value-type="float" office:value="155736.205631" calcext:value-type="float">
            <text:p>155736.21</text:p>
          </table:table-cell>
          <table:table-cell table:style-name="ce37" office:value-type="float" office:value="7200.05787277" calcext:value-type="float">
            <text:p>7200.06</text:p>
          </table:table-cell>
          <table:table-cell table:style-name="ce43" office:value-type="float" office:value="2.65646097273126" calcext:value-type="float">
            <text:p>2.66</text:p>
          </table:table-cell>
          <table:table-cell office:value-type="float" office:value="159883.576" calcext:value-type="float">
            <text:p>159883.58</text:p>
          </table:table-cell>
          <table:table-cell office:value-type="float" office:value="159872.977" calcext:value-type="float">
            <text:p>159872.98</text:p>
          </table:table-cell>
          <table:table-cell table:formula="of:=[.E15]&lt;[.J1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1.314672" calcext:value-type="float">
            <text:p>162461.31</text:p>
          </table:table-cell>
          <table:table-cell table:style-name="ce37" office:value-type="float" office:value="158327.782625" calcext:value-type="float">
            <text:p>158327.78</text:p>
          </table:table-cell>
          <table:table-cell table:style-name="ce37" office:value-type="float" office:value="7200.11823654" calcext:value-type="float">
            <text:p>7200.12</text:p>
          </table:table-cell>
          <table:table-cell table:style-name="ce43" office:value-type="float" office:value="2.61074334426214" calcext:value-type="float">
            <text:p>2.61</text:p>
          </table:table-cell>
          <table:table-cell office:value-type="float" office:value="162463.973" calcext:value-type="float">
            <text:p>162463.97</text:p>
          </table:table-cell>
          <table:table-cell office:value-type="float" office:value="162460.677" calcext:value-type="float">
            <text:p>162460.68</text:p>
          </table:table-cell>
          <table:table-cell table:formula="of:=[.E16]&lt;[.J16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3.726627" calcext:value-type="float">
            <text:p>160383.73</text:p>
          </table:table-cell>
          <table:table-cell table:style-name="ce37" office:value-type="float" office:value="155922.333576" calcext:value-type="float">
            <text:p>155922.33</text:p>
          </table:table-cell>
          <table:table-cell table:style-name="ce37" office:value-type="float" office:value="7200.10392189" calcext:value-type="float">
            <text:p>7200.10</text:p>
          </table:table-cell>
          <table:table-cell table:style-name="ce43" office:value-type="float" office:value="2.8612918679962" calcext:value-type="float">
            <text:p>2.86</text:p>
          </table:table-cell>
          <table:table-cell office:value-type="float" office:value="160388.455" calcext:value-type="float">
            <text:p>160388.46</text:p>
          </table:table-cell>
          <table:table-cell office:value-type="float" office:value="160380.897" calcext:value-type="float">
            <text:p>160380.90</text:p>
          </table:table-cell>
          <table:table-cell table:formula="of:=[.E17]&lt;[.J17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111016.013" calcext:value-type="float">
            <text:p>111016.01</text:p>
          </table:table-cell>
          <table:table-cell table:style-name="ce30" office:value-type="float" office:value="111015.347" calcext:value-type="float">
            <text:p>111015.35</text:p>
          </table:table-cell>
          <table:table-cell table:style-name="ce30" office:value-type="float" office:value="0.672" calcext:value-type="float">
            <text:p>0.67</text:p>
          </table:table-cell>
          <table:table-cell table:style-name="ce30" office:value-type="float" office:value="0" calcext:value-type="float">
            <text:p>0.00</text:p>
          </table:table-cell>
          <table:table-cell office:value-type="float" office:value="111015.781" calcext:value-type="float">
            <text:p>111015.78</text:p>
          </table:table-cell>
          <table:table-cell office:value-type="float" office:value="111015.714" calcext:value-type="float">
            <text:p>111015.71</text:p>
          </table:table-cell>
          <table:table-cell table:formula="of:=[.E18]&lt;[.J18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7" calcext:value-type="float">
            <text:p>17</text:p>
          </table:table-cell>
          <table:table-cell office:value-type="float" office:value="112810.551" calcext:value-type="float">
            <text:p>112810.55</text:p>
          </table:table-cell>
          <table:table-cell table:style-name="ce30" office:value-type="float" office:value="112809.685" calcext:value-type="float">
            <text:p>112809.69</text:p>
          </table:table-cell>
          <table:table-cell table:style-name="ce30" office:value-type="float" office:value="0.527" calcext:value-type="float">
            <text:p>0.53</text:p>
          </table:table-cell>
          <table:table-cell table:style-name="ce30" office:value-type="float" office:value="0" calcext:value-type="float">
            <text:p>0.00</text:p>
          </table:table-cell>
          <table:table-cell office:value-type="float" office:value="112812.067" calcext:value-type="float">
            <text:p>112812.07</text:p>
          </table:table-cell>
          <table:table-cell office:value-type="float" office:value="112809.788" calcext:value-type="float">
            <text:p>112809.79</text:p>
          </table:table-cell>
          <table:table-cell table:formula="of:=[.E19]&lt;[.J19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" calcext:value-type="float">
            <text:p>18</text:p>
          </table:table-cell>
          <table:table-cell office:value-type="float" office:value="101100.689" calcext:value-type="float">
            <text:p>101100.69</text:p>
          </table:table-cell>
          <table:table-cell table:style-name="ce30" office:value-type="float" office:value="101099.985" calcext:value-type="float">
            <text:p>101099.99</text:p>
          </table:table-cell>
          <table:table-cell table:style-name="ce30" office:value-type="float" office:value="0.259" calcext:value-type="float">
            <text:p>0.26</text:p>
          </table:table-cell>
          <table:table-cell table:style-name="ce30" office:value-type="float" office:value="0" calcext:value-type="float">
            <text:p>0.00</text:p>
          </table:table-cell>
          <table:table-cell office:value-type="float" office:value="101100.431" calcext:value-type="float">
            <text:p>101100.43</text:p>
          </table:table-cell>
          <table:table-cell office:value-type="float" office:value="101100.355" calcext:value-type="float">
            <text:p>101100.36</text:p>
          </table:table-cell>
          <table:table-cell table:formula="of:=[.E20]&lt;[.J20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" calcext:value-type="float">
            <text:p>19</text:p>
          </table:table-cell>
          <table:table-cell office:value-type="float" office:value="102262.414" calcext:value-type="float">
            <text:p>102262.41</text:p>
          </table:table-cell>
          <table:table-cell table:style-name="ce30" office:value-type="float" office:value="102261.921" calcext:value-type="float">
            <text:p>102261.92</text:p>
          </table:table-cell>
          <table:table-cell table:style-name="ce30" office:value-type="float" office:value="0.693" calcext:value-type="float">
            <text:p>0.69</text:p>
          </table:table-cell>
          <table:table-cell table:style-name="ce30" office:value-type="float" office:value="0" calcext:value-type="float">
            <text:p>0.00</text:p>
          </table:table-cell>
          <table:table-cell office:value-type="float" office:value="102264.746" calcext:value-type="float">
            <text:p>102264.75</text:p>
          </table:table-cell>
          <table:table-cell office:value-type="float" office:value="102262.273" calcext:value-type="float">
            <text:p>102262.27</text:p>
          </table:table-cell>
          <table:table-cell table:formula="of:=[.E21]&lt;[.J2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" calcext:value-type="float">
            <text:p>20</text:p>
          </table:table-cell>
          <table:table-cell office:value-type="float" office:value="101806.816" calcext:value-type="float">
            <text:p>101806.82</text:p>
          </table:table-cell>
          <table:table-cell table:style-name="ce30" office:value-type="float" office:value="101805.883" calcext:value-type="float">
            <text:p>101805.88</text:p>
          </table:table-cell>
          <table:table-cell table:style-name="ce30" office:value-type="float" office:value="0.859" calcext:value-type="float">
            <text:p>0.86</text:p>
          </table:table-cell>
          <table:table-cell table:style-name="ce30" office:value-type="float" office:value="0" calcext:value-type="float">
            <text:p>0.00</text:p>
          </table:table-cell>
          <table:table-cell office:value-type="float" office:value="101808.498" calcext:value-type="float">
            <text:p>101808.50</text:p>
          </table:table-cell>
          <table:table-cell office:value-type="float" office:value="101806.085" calcext:value-type="float">
            <text:p>101806.09</text:p>
          </table:table-cell>
          <table:table-cell table:formula="of:=[.E22]&lt;[.J2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45082.986748" calcext:value-type="float">
            <text:p>145082.99</text:p>
          </table:table-cell>
          <table:table-cell office:value-type="float" office:value="145076.976242" calcext:value-type="float">
            <text:p>145076.98</text:p>
          </table:table-cell>
          <table:table-cell office:value-type="float" office:value="2.12959861755" calcext:value-type="float">
            <text:p>2.13</text:p>
          </table:table-cell>
          <table:table-cell office:value-type="float" office:value="0.00414297716680105" calcext:value-type="float">
            <text:p>0.00</text:p>
          </table:table-cell>
          <table:table-cell office:value-type="float" office:value="145086.061" calcext:value-type="float">
            <text:p>145086.06</text:p>
          </table:table-cell>
          <table:table-cell office:value-type="float" office:value="145080.286" calcext:value-type="float">
            <text:p>145080.29</text:p>
          </table:table-cell>
          <table:table-cell table:formula="of:=[.E23]&lt;[.J23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156988.07638" calcext:value-type="float">
            <text:p>156988.08</text:p>
          </table:table-cell>
          <table:table-cell office:value-type="float" office:value="156979.944044" calcext:value-type="float">
            <text:p>156979.94</text:p>
          </table:table-cell>
          <table:table-cell office:value-type="float" office:value="2.6494808197" calcext:value-type="float">
            <text:p>2.65</text:p>
          </table:table-cell>
          <table:table-cell office:value-type="float" office:value="0.00518049362900158" calcext:value-type="float">
            <text:p>0.01</text:p>
          </table:table-cell>
          <table:table-cell office:value-type="float" office:value="156989.841" calcext:value-type="float">
            <text:p>156989.84</text:p>
          </table:table-cell>
          <table:table-cell office:value-type="float" office:value="156983.758" calcext:value-type="float">
            <text:p>156983.76</text:p>
          </table:table-cell>
          <table:table-cell table:formula="of:=[.E24]&lt;[.J24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155593.485882" calcext:value-type="float">
            <text:p>155593.49</text:p>
          </table:table-cell>
          <table:table-cell office:value-type="float" office:value="155592.00878" calcext:value-type="float">
            <text:p>155592.01</text:p>
          </table:table-cell>
          <table:table-cell office:value-type="float" office:value="7.57974815369" calcext:value-type="float">
            <text:p>7.58</text:p>
          </table:table-cell>
          <table:table-cell office:value-type="float" office:value="0.000949343100321389" calcext:value-type="float">
            <text:p>0.00</text:p>
          </table:table-cell>
          <table:table-cell office:value-type="float" office:value="155598.627" calcext:value-type="float">
            <text:p>155598.63</text:p>
          </table:table-cell>
          <table:table-cell office:value-type="float" office:value="155592.943" calcext:value-type="float">
            <text:p>155592.94</text:p>
          </table:table-cell>
          <table:table-cell table:formula="of:=[.E25]&lt;[.J2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148049.882683" calcext:value-type="float">
            <text:p>148049.88</text:p>
          </table:table-cell>
          <table:table-cell office:value-type="float" office:value="148043.382596" calcext:value-type="float">
            <text:p>148043.38</text:p>
          </table:table-cell>
          <table:table-cell office:value-type="float" office:value="2.29501914978" calcext:value-type="float">
            <text:p>2.30</text:p>
          </table:table-cell>
          <table:table-cell office:value-type="float" office:value="0.00439066365953779" calcext:value-type="float">
            <text:p>0.00</text:p>
          </table:table-cell>
          <table:table-cell office:value-type="float" office:value="148050.94" calcext:value-type="float">
            <text:p>148050.94</text:p>
          </table:table-cell>
          <table:table-cell office:value-type="float" office:value="148044.93" calcext:value-type="float">
            <text:p>148044.93</text:p>
          </table:table-cell>
          <table:table-cell table:formula="of:=[.E26]&lt;[.J26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1" office:value-type="float" office:value="159615.606855" calcext:value-type="float">
            <text:p>159615.61</text:p>
          </table:table-cell>
          <table:table-cell office:value-type="float" office:value="159609.38682" calcext:value-type="float">
            <text:p>159609.39</text:p>
          </table:table-cell>
          <table:table-cell office:value-type="float" office:value="2.17775535583" calcext:value-type="float">
            <text:p>2.18</text:p>
          </table:table-cell>
          <table:table-cell office:value-type="float" office:value="0.00389703583473527" calcext:value-type="float">
            <text:p>0.00</text:p>
          </table:table-cell>
          <table:table-cell office:value-type="float" office:value="159617.207" calcext:value-type="float">
            <text:p>159617.21</text:p>
          </table:table-cell>
          <table:table-cell office:value-type="float" office:value="159610.751" calcext:value-type="float">
            <text:p>159610.75</text:p>
          </table:table-cell>
          <table:table-cell table:formula="of:=[.E27]&lt;[.J27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70444.345979" calcext:value-type="float">
            <text:p>170444.35</text:p>
          </table:table-cell>
          <table:table-cell office:value-type="float" office:value="166837.143292" calcext:value-type="float">
            <text:p>166837.14</text:p>
          </table:table-cell>
          <table:table-cell office:value-type="float" office:value="7201.09156609" calcext:value-type="float">
            <text:p>7201.09</text:p>
          </table:table-cell>
          <table:table-cell office:value-type="float" office:value="2.16211007682303" calcext:value-type="float">
            <text:p>2.16</text:p>
          </table:table-cell>
          <table:table-cell table:style-name="ce11" office:value-type="float" office:value="170454.061" calcext:value-type="float">
            <text:p>170454.06</text:p>
          </table:table-cell>
          <table:table-cell table:style-name="ce11" office:value-type="float" office:value="170432.46" calcext:value-type="float">
            <text:p>170432.46</text:p>
          </table:table-cell>
          <table:table-cell table:formula="of:=[.E28]&lt;[.J28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166735.05885" calcext:value-type="float">
            <text:p>166735.06</text:p>
          </table:table-cell>
          <table:table-cell office:value-type="float" office:value="163136.957239" calcext:value-type="float">
            <text:p>163136.96</text:p>
          </table:table-cell>
          <table:table-cell office:value-type="float" office:value="7200.95735359" calcext:value-type="float">
            <text:p>7200.96</text:p>
          </table:table-cell>
          <table:table-cell office:value-type="float" office:value="2.20557111760315" calcext:value-type="float">
            <text:p>2.21</text:p>
          </table:table-cell>
          <table:table-cell table:style-name="ce11" office:value-type="float" office:value="166732.334" calcext:value-type="float">
            <text:p>166732.33</text:p>
          </table:table-cell>
          <table:table-cell table:style-name="ce11" office:value-type="float" office:value="166702.893" calcext:value-type="float">
            <text:p>166702.89</text:p>
          </table:table-cell>
          <table:table-cell table:formula="of:=[.E29]&lt;[.J29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157852.620433" calcext:value-type="float">
            <text:p>157852.62</text:p>
          </table:table-cell>
          <table:table-cell office:value-type="float" office:value="153696.611933" calcext:value-type="float">
            <text:p>153696.61</text:p>
          </table:table-cell>
          <table:table-cell office:value-type="float" office:value="7201.25218391" calcext:value-type="float">
            <text:p>7201.25</text:p>
          </table:table-cell>
          <table:table-cell office:value-type="float" office:value="2.70403390662359" calcext:value-type="float">
            <text:p>2.70</text:p>
          </table:table-cell>
          <table:table-cell table:style-name="ce11" office:value-type="float" office:value="157800.281" calcext:value-type="float">
            <text:p>157800.28</text:p>
          </table:table-cell>
          <table:table-cell table:style-name="ce11" office:value-type="float" office:value="157773.959" calcext:value-type="float">
            <text:p>157773.96</text:p>
          </table:table-cell>
          <table:table-cell table:formula="of:=[.E30]&lt;[.J30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31" office:value-type="float" office:value="165529.616788" calcext:value-type="float">
            <text:p>165529.62</text:p>
          </table:table-cell>
          <table:table-cell office:value-type="float" office:value="161425.110085" calcext:value-type="float">
            <text:p>161425.11</text:p>
          </table:table-cell>
          <table:table-cell office:value-type="float" office:value="7201.01231956" calcext:value-type="float">
            <text:p>7201.01</text:p>
          </table:table-cell>
          <table:table-cell office:value-type="float" office:value="2.54266929156112" calcext:value-type="float">
            <text:p>2.54</text:p>
          </table:table-cell>
          <table:table-cell table:style-name="ce11" office:value-type="float" office:value="165550.035" calcext:value-type="float">
            <text:p>165550.04</text:p>
          </table:table-cell>
          <table:table-cell table:style-name="ce11" office:value-type="float" office:value="165521.425" calcext:value-type="float">
            <text:p>165521.43</text:p>
          </table:table-cell>
          <table:table-cell table:formula="of:=[.E31]&lt;[.J31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1" office:value-type="float" office:value="165752.511687" calcext:value-type="float">
            <text:p>165752.51</text:p>
          </table:table-cell>
          <table:table-cell office:value-type="float" office:value="161929.705063" calcext:value-type="float">
            <text:p>161929.71</text:p>
          </table:table-cell>
          <table:table-cell office:value-type="float" office:value="7200.85440826" calcext:value-type="float">
            <text:p>7200.85</text:p>
          </table:table-cell>
          <table:table-cell office:value-type="float" office:value="2.36078156414396" calcext:value-type="float">
            <text:p>2.36</text:p>
          </table:table-cell>
          <table:table-cell table:style-name="ce11" office:value-type="float" office:value="165693.967" calcext:value-type="float">
            <text:p>165693.97</text:p>
          </table:table-cell>
          <table:table-cell table:style-name="ce11" office:value-type="float" office:value="165673.59" calcext:value-type="float">
            <text:p>165673.59</text:p>
          </table:table-cell>
          <table:table-cell table:formula="of:=[.E32]&lt;[.J32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160276.361576" calcext:value-type="float">
            <text:p>160276.36</text:p>
          </table:table-cell>
          <table:table-cell office:value-type="float" office:value="156403.360979" calcext:value-type="float">
            <text:p>156403.36</text:p>
          </table:table-cell>
          <table:table-cell office:value-type="float" office:value="7200.42865372" calcext:value-type="float">
            <text:p>7200.43</text:p>
          </table:table-cell>
          <table:table-cell office:value-type="float" office:value="2.476289878144" calcext:value-type="float">
            <text:p>2.48</text:p>
          </table:table-cell>
          <table:table-cell table:style-name="ce11" office:value-type="float" office:value="160272.333" calcext:value-type="float">
            <text:p>160272.33</text:p>
          </table:table-cell>
          <table:table-cell table:style-name="ce11" office:value-type="float" office:value="160250.961" calcext:value-type="float">
            <text:p>160250.96</text:p>
          </table:table-cell>
          <table:table-cell table:formula="of:=[.E33]&lt;[.J33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31" office:value-type="float" office:value="158186.677879" calcext:value-type="float">
            <text:p>158186.68</text:p>
          </table:table-cell>
          <table:table-cell office:value-type="float" office:value="154002.817769" calcext:value-type="float">
            <text:p>154002.82</text:p>
          </table:table-cell>
          <table:table-cell office:value-type="float" office:value="7200.94835854" calcext:value-type="float">
            <text:p>7200.95</text:p>
          </table:table-cell>
          <table:table-cell office:value-type="float" office:value="2.7167425704351" calcext:value-type="float">
            <text:p>2.72</text:p>
          </table:table-cell>
          <table:table-cell table:style-name="ce11" office:value-type="float" office:value="158199.01" calcext:value-type="float">
            <text:p>158199.01</text:p>
          </table:table-cell>
          <table:table-cell table:style-name="ce11" office:value-type="float" office:value="158179.768" calcext:value-type="float">
            <text:p>158179.77</text:p>
          </table:table-cell>
          <table:table-cell table:formula="of:=[.E34]&lt;[.J34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31" office:value-type="float" office:value="169682.379556" calcext:value-type="float">
            <text:p>169682.38</text:p>
          </table:table-cell>
          <table:table-cell office:value-type="float" office:value="166147.204305" calcext:value-type="float">
            <text:p>166147.20</text:p>
          </table:table-cell>
          <table:table-cell office:value-type="float" office:value="7201.34612656" calcext:value-type="float">
            <text:p>7201.35</text:p>
          </table:table-cell>
          <table:table-cell office:value-type="float" office:value="2.12773682577915" calcext:value-type="float">
            <text:p>2.13</text:p>
          </table:table-cell>
          <table:table-cell office:value-type="float" office:value="169681.222" calcext:value-type="float">
            <text:p>169681.22</text:p>
          </table:table-cell>
          <table:table-cell office:value-type="float" office:value="169665.996" calcext:value-type="float">
            <text:p>169666.00</text:p>
          </table:table-cell>
          <table:table-cell table:formula="of:=[.E35]&lt;[.J3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165362.968205" calcext:value-type="float">
            <text:p>165362.97</text:p>
          </table:table-cell>
          <table:table-cell office:value-type="float" office:value="161384.362032" calcext:value-type="float">
            <text:p>161384.36</text:p>
          </table:table-cell>
          <table:table-cell office:value-type="float" office:value="7200.94976234" calcext:value-type="float">
            <text:p>7200.95</text:p>
          </table:table-cell>
          <table:table-cell office:value-type="float" office:value="2.46529844831627" calcext:value-type="float">
            <text:p>2.47</text:p>
          </table:table-cell>
          <table:table-cell table:style-name="ce11" office:value-type="float" office:value="165355.814" calcext:value-type="float">
            <text:p>165355.81</text:p>
          </table:table-cell>
          <table:table-cell table:style-name="ce11" office:value-type="float" office:value="165335.928" calcext:value-type="float">
            <text:p>165335.93</text:p>
          </table:table-cell>
          <table:table-cell table:formula="of:=[.E36]&lt;[.J36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8168.58542" calcext:value-type="float">
            <text:p>168168.59</text:p>
          </table:table-cell>
          <table:table-cell office:value-type="float" office:value="164576.730295" calcext:value-type="float">
            <text:p>164576.73</text:p>
          </table:table-cell>
          <table:table-cell office:value-type="float" office:value="7201.15271568" calcext:value-type="float">
            <text:p>7201.15</text:p>
          </table:table-cell>
          <table:table-cell office:value-type="float" office:value="2.18248054786462" calcext:value-type="float">
            <text:p>2.18</text:p>
          </table:table-cell>
          <table:table-cell table:style-name="ce11" office:value-type="float" office:value="168090.5" calcext:value-type="float">
            <text:p>168090.50</text:p>
          </table:table-cell>
          <table:table-cell table:style-name="ce11" office:value-type="float" office:value="168059.707" calcext:value-type="float">
            <text:p>168059.71</text:p>
          </table:table-cell>
          <table:table-cell table:formula="of:=[.E37]&lt;[.J37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31" office:value-type="float" office:value="130565.276" calcext:value-type="float">
            <text:p>130565.28</text:p>
          </table:table-cell>
          <table:table-cell office:value-type="float" office:value="130564.535" calcext:value-type="float">
            <text:p>130564.54</text:p>
          </table:table-cell>
          <table:table-cell office:value-type="float" office:value="1.30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130569.017" calcext:value-type="float">
            <text:p>130569.02</text:p>
          </table:table-cell>
          <table:table-cell office:value-type="float" office:value="130564.893" calcext:value-type="float">
            <text:p>130564.89</text:p>
          </table:table-cell>
          <table:table-cell table:formula="of:=[.E38]&lt;[.J38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34712.859" calcext:value-type="float">
            <text:p>134712.86</text:p>
          </table:table-cell>
          <table:table-cell office:value-type="float" office:value="134712.104" calcext:value-type="float">
            <text:p>134712.10</text:p>
          </table:table-cell>
          <table:table-cell office:value-type="float" office:value="1.229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office:value-type="float" office:value="134717.753" calcext:value-type="float">
            <text:p>134717.75</text:p>
          </table:table-cell>
          <table:table-cell office:value-type="float" office:value="134712.351" calcext:value-type="float">
            <text:p>134712.35</text:p>
          </table:table-cell>
          <table:table-cell table:formula="of:=[.E39]&lt;[.J39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1" office:value-type="float" office:value="134699.362" calcext:value-type="float">
            <text:p>134699.36</text:p>
          </table:table-cell>
          <table:table-cell office:value-type="float" office:value="134698.898" calcext:value-type="float">
            <text:p>134698.90</text:p>
          </table:table-cell>
          <table:table-cell office:value-type="float" office:value="3.413" calcext:value-type="float">
            <text:p>3.41</text:p>
          </table:table-cell>
          <table:table-cell office:value-type="float" office:value="0" calcext:value-type="float">
            <text:p>0.00</text:p>
          </table:table-cell>
          <table:table-cell office:value-type="float" office:value="134705.112" calcext:value-type="float">
            <text:p>134705.11</text:p>
          </table:table-cell>
          <table:table-cell office:value-type="float" office:value="134699.22" calcext:value-type="float">
            <text:p>134699.22</text:p>
          </table:table-cell>
          <table:table-cell table:formula="of:=[.E40]&lt;[.J40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31" office:value-type="float" office:value="132003.787" calcext:value-type="float">
            <text:p>132003.79</text:p>
          </table:table-cell>
          <table:table-cell office:value-type="float" office:value="132003.103" calcext:value-type="float">
            <text:p>132003.10</text:p>
          </table:table-cell>
          <table:table-cell office:value-type="float" office:value="0.816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132010.004" calcext:value-type="float">
            <text:p>132010.00</text:p>
          </table:table-cell>
          <table:table-cell office:value-type="float" office:value="132003.361" calcext:value-type="float">
            <text:p>132003.36</text:p>
          </table:table-cell>
          <table:table-cell table:formula="of:=[.E41]&lt;[.J4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1" office:value-type="float" office:value="135583.665" calcext:value-type="float">
            <text:p>135583.67</text:p>
          </table:table-cell>
          <table:table-cell office:value-type="float" office:value="135582.913" calcext:value-type="float">
            <text:p>135582.91</text:p>
          </table:table-cell>
          <table:table-cell office:value-type="float" office:value="3.856" calcext:value-type="float">
            <text:p>3.86</text:p>
          </table:table-cell>
          <table:table-cell office:value-type="float" office:value="0" calcext:value-type="float">
            <text:p>0.00</text:p>
          </table:table-cell>
          <table:table-cell office:value-type="float" office:value="135588.873" calcext:value-type="float">
            <text:p>135588.87</text:p>
          </table:table-cell>
          <table:table-cell office:value-type="float" office:value="135583.22" calcext:value-type="float">
            <text:p>135583.22</text:p>
          </table:table-cell>
          <table:table-cell table:formula="of:=[.E42]&lt;[.J42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61777.183109" calcext:value-type="float">
            <text:p>161777.18</text:p>
          </table:table-cell>
          <table:table-cell table:style-name="ce39" office:value-type="float" office:value="161775.412131" calcext:value-type="float">
            <text:p>161775.41</text:p>
          </table:table-cell>
          <table:table-cell table:style-name="ce39" office:value-type="float" office:value="496.07087326" calcext:value-type="float">
            <text:p>496.07</text:p>
          </table:table-cell>
          <table:table-cell table:style-name="ce45" office:value-type="float" office:value="0.00109471394737103" calcext:value-type="float">
            <text:p>0.00</text:p>
          </table:table-cell>
          <table:table-cell office:value-type="float" office:value="161783.849" calcext:value-type="float">
            <text:p>161783.85</text:p>
          </table:table-cell>
          <table:table-cell office:value-type="float" office:value="161777.183109" calcext:value-type="float">
            <text:p>161777.18</text:p>
          </table:table-cell>
          <table:table-cell table:formula="of:=[.E43]&lt;[.J43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163284.856604" calcext:value-type="float">
            <text:p>163284.86</text:p>
          </table:table-cell>
          <table:table-cell table:style-name="ce39" office:value-type="float" office:value="163215.987288" calcext:value-type="float">
            <text:p>163215.99</text:p>
          </table:table-cell>
          <table:table-cell table:style-name="ce39" office:value-type="float" office:value="7201.17223549" calcext:value-type="float">
            <text:p>7201.17</text:p>
          </table:table-cell>
          <table:table-cell table:style-name="ce45" office:value-type="float" office:value="0.0421952022864491" calcext:value-type="float">
            <text:p>0.04</text:p>
          </table:table-cell>
          <table:table-cell office:value-type="float" office:value="163225.488" calcext:value-type="float">
            <text:p>163225.49</text:p>
          </table:table-cell>
          <table:table-cell office:value-type="float" office:value="163217.551" calcext:value-type="float">
            <text:p>163217.55</text:p>
          </table:table-cell>
          <table:table-cell table:formula="of:=[.E44]&lt;[.J44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53801.840715" calcext:value-type="float">
            <text:p>153801.84</text:p>
          </table:table-cell>
          <table:table-cell table:style-name="ce39" office:value-type="float" office:value="153800.89673" calcext:value-type="float">
            <text:p>153800.90</text:p>
          </table:table-cell>
          <table:table-cell table:style-name="ce39" office:value-type="float" office:value="779.998456955" calcext:value-type="float">
            <text:p>780.00</text:p>
          </table:table-cell>
          <table:table-cell table:style-name="ce45" office:value-type="float" office:value="0.000613770803721626" calcext:value-type="float">
            <text:p>0.00</text:p>
          </table:table-cell>
          <table:table-cell office:value-type="float" office:value="153810.345" calcext:value-type="float">
            <text:p>153810.35</text:p>
          </table:table-cell>
          <table:table-cell office:value-type="float" office:value="153801.553" calcext:value-type="float">
            <text:p>153801.55</text:p>
          </table:table-cell>
          <table:table-cell table:formula="of:=[.E45]&lt;[.J4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150207.405" calcext:value-type="float">
            <text:p>150207.41</text:p>
          </table:table-cell>
          <table:table-cell table:style-name="ce39" office:value-type="float" office:value="150143.133" calcext:value-type="float">
            <text:p>150143.13</text:p>
          </table:table-cell>
          <table:table-cell table:style-name="ce39" office:value-type="float" office:value="7201.58" calcext:value-type="float">
            <text:p>7201.58</text:p>
          </table:table-cell>
          <table:table-cell table:style-name="ce45" office:value-type="float" office:value="0.0428071525588834" calcext:value-type="float">
            <text:p>0.04</text:p>
          </table:table-cell>
          <table:table-cell office:value-type="float" office:value="150150.306" calcext:value-type="float">
            <text:p>150150.31</text:p>
          </table:table-cell>
          <table:table-cell office:value-type="float" office:value="150143.528" calcext:value-type="float">
            <text:p>150143.53</text:p>
          </table:table-cell>
          <table:table-cell table:formula="of:=[.E46]&lt;[.J46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2" office:value-type="float" office:value="163182.08686" calcext:value-type="float">
            <text:p>163182.09</text:p>
          </table:table-cell>
          <table:table-cell table:style-name="ce39" office:value-type="float" office:value="163180.304394" calcext:value-type="float">
            <text:p>163180.30</text:p>
          </table:table-cell>
          <table:table-cell table:style-name="ce39" office:value-type="float" office:value="2779.49105263" calcext:value-type="float">
            <text:p>2779.49</text:p>
          </table:table-cell>
          <table:table-cell table:style-name="ce45" office:value-type="float" office:value="0.00109232913042032" calcext:value-type="float">
            <text:p>0.00</text:p>
          </table:table-cell>
          <table:table-cell office:value-type="float" office:value="163190.146" calcext:value-type="float">
            <text:p>163190.15</text:p>
          </table:table-cell>
          <table:table-cell office:value-type="float" office:value="163182.08686" calcext:value-type="float">
            <text:p>163182.09</text:p>
          </table:table-cell>
          <table:table-cell table:formula="of:=[.E47]&lt;[.J47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166162.395441" calcext:value-type="float">
            <text:p>166162.40</text:p>
          </table:table-cell>
          <table:table-cell table:style-name="ce39" office:value-type="float" office:value="163186.390249" calcext:value-type="float">
            <text:p>163186.39</text:p>
          </table:table-cell>
          <table:table-cell table:style-name="ce39" office:value-type="float" office:value="7201.64425087" calcext:value-type="float">
            <text:p>7201.64</text:p>
          </table:table-cell>
          <table:table-cell table:style-name="ce45" office:value-type="float" office:value="1.82368467582317" calcext:value-type="float">
            <text:p>1.82</text:p>
          </table:table-cell>
          <table:table-cell table:style-name="ce11" office:value-type="float" office:value="166040.455" calcext:value-type="float">
            <text:p>166040.46</text:p>
          </table:table-cell>
          <table:table-cell table:style-name="ce11" office:value-type="float" office:value="166015.069" calcext:value-type="float">
            <text:p>166015.07</text:p>
          </table:table-cell>
          <table:table-cell table:formula="of:=[.E48]&lt;[.J48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2" office:value-type="float" office:value="173435.753016" calcext:value-type="float">
            <text:p>173435.75</text:p>
          </table:table-cell>
          <table:table-cell table:style-name="ce39" office:value-type="float" office:value="170810.287928" calcext:value-type="float">
            <text:p>170810.29</text:p>
          </table:table-cell>
          <table:table-cell table:style-name="ce39" office:value-type="float" office:value="7202.32055092" calcext:value-type="float">
            <text:p>7202.32</text:p>
          </table:table-cell>
          <table:table-cell table:style-name="ce45" office:value-type="float" office:value="1.53706496244927" calcext:value-type="float">
            <text:p>1.54</text:p>
          </table:table-cell>
          <table:table-cell table:style-name="ce11" office:value-type="float" office:value="173378.996" calcext:value-type="float">
            <text:p>173379.00</text:p>
          </table:table-cell>
          <table:table-cell table:style-name="ce11" office:value-type="float" office:value="173358.718" calcext:value-type="float">
            <text:p>173358.72</text:p>
          </table:table-cell>
          <table:table-cell table:formula="of:=[.E49]&lt;[.J49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171395.841036" calcext:value-type="float">
            <text:p>171395.84</text:p>
          </table:table-cell>
          <table:table-cell table:style-name="ce39" office:value-type="float" office:value="168632.254523" calcext:value-type="float">
            <text:p>168632.25</text:p>
          </table:table-cell>
          <table:table-cell table:style-name="ce39" office:value-type="float" office:value="7202.59686852" calcext:value-type="float">
            <text:p>7202.60</text:p>
          </table:table-cell>
          <table:table-cell table:style-name="ce45" office:value-type="float" office:value="1.6388243879068" calcext:value-type="float">
            <text:p>1.64</text:p>
          </table:table-cell>
          <table:table-cell table:style-name="ce11" office:value-type="float" office:value="171252.969" calcext:value-type="float">
            <text:p>171252.97</text:p>
          </table:table-cell>
          <table:table-cell table:style-name="ce11" office:value-type="float" office:value="171233.707" calcext:value-type="float">
            <text:p>171233.71</text:p>
          </table:table-cell>
          <table:table-cell table:formula="of:=[.E50]&lt;[.J50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2" office:value-type="float" office:value="164363.239852" calcext:value-type="float">
            <text:p>164363.24</text:p>
          </table:table-cell>
          <table:table-cell table:style-name="ce39" office:value-type="float" office:value="161348.3063" calcext:value-type="float">
            <text:p>161348.31</text:p>
          </table:table-cell>
          <table:table-cell table:style-name="ce39" office:value-type="float" office:value="7202.31481171" calcext:value-type="float">
            <text:p>7202.31</text:p>
          </table:table-cell>
          <table:table-cell table:style-name="ce45" office:value-type="float" office:value="1.86858704695309" calcext:value-type="float">
            <text:p>1.87</text:p>
          </table:table-cell>
          <table:table-cell table:style-name="ce11" office:value-type="float" office:value="164219.463" calcext:value-type="float">
            <text:p>164219.46</text:p>
          </table:table-cell>
          <table:table-cell table:style-name="ce11" office:value-type="float" office:value="164191.096" calcext:value-type="float">
            <text:p>164191.10</text:p>
          </table:table-cell>
          <table:table-cell table:formula="of:=[.E51]&lt;[.J51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69090.944801" calcext:value-type="float">
            <text:p>169090.94</text:p>
          </table:table-cell>
          <table:table-cell table:style-name="ce39" office:value-type="float" office:value="166109.320982" calcext:value-type="float">
            <text:p>166109.32</text:p>
          </table:table-cell>
          <table:table-cell table:style-name="ce39" office:value-type="float" office:value="7201.60035515" calcext:value-type="float">
            <text:p>7201.60</text:p>
          </table:table-cell>
          <table:table-cell table:style-name="ce45" office:value-type="float" office:value="1.7949768269314" calcext:value-type="float">
            <text:p>1.79</text:p>
          </table:table-cell>
          <table:table-cell table:style-name="ce11" office:value-type="float" office:value="168899.383" calcext:value-type="float">
            <text:p>168899.38</text:p>
          </table:table-cell>
          <table:table-cell table:style-name="ce11" office:value-type="float" office:value="168878.273" calcext:value-type="float">
            <text:p>168878.27</text:p>
          </table:table-cell>
          <table:table-cell table:formula="of:=[.E52]&lt;[.J52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171590.450734" calcext:value-type="float">
            <text:p>171590.45</text:p>
          </table:table-cell>
          <table:table-cell table:style-name="ce39" office:value-type="float" office:value="164652.038651" calcext:value-type="float">
            <text:p>164652.04</text:p>
          </table:table-cell>
          <table:table-cell table:style-name="ce39" office:value-type="float" office:value="7201.21401787" calcext:value-type="float">
            <text:p>7201.21</text:p>
          </table:table-cell>
          <table:table-cell table:style-name="ce45" office:value-type="float" office:value="4.21398492229228" calcext:value-type="float">
            <text:p>4.21</text:p>
          </table:table-cell>
          <table:table-cell table:style-name="ce11" office:value-type="float" office:value="171308.206" calcext:value-type="float">
            <text:p>171308.21</text:p>
          </table:table-cell>
          <table:table-cell table:style-name="ce11" office:value-type="float" office:value="171291.663" calcext:value-type="float">
            <text:p>171291.66</text:p>
          </table:table-cell>
          <table:table-cell table:formula="of:=[.E53]&lt;[.J53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2" office:value-type="float" office:value="176006.912169" calcext:value-type="float">
            <text:p>176006.91</text:p>
          </table:table-cell>
          <table:table-cell table:style-name="ce39" office:value-type="float" office:value="168925.130645" calcext:value-type="float">
            <text:p>168925.13</text:p>
          </table:table-cell>
          <table:table-cell table:style-name="ce39" office:value-type="float" office:value="7202.72593307" calcext:value-type="float">
            <text:p>7202.73</text:p>
          </table:table-cell>
          <table:table-cell table:style-name="ce45" office:value-type="float" office:value="4.19226049845864" calcext:value-type="float">
            <text:p>4.19</text:p>
          </table:table-cell>
          <table:table-cell table:style-name="ce11" office:value-type="float" office:value="175764.142" calcext:value-type="float">
            <text:p>175764.14</text:p>
          </table:table-cell>
          <table:table-cell table:style-name="ce11" office:value-type="float" office:value="175745.91" calcext:value-type="float">
            <text:p>175745.91</text:p>
          </table:table-cell>
          <table:table-cell table:formula="of:=[.E54]&lt;[.J54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173486.654109" calcext:value-type="float">
            <text:p>173486.65</text:p>
          </table:table-cell>
          <table:table-cell table:style-name="ce39" office:value-type="float" office:value="166606.659969" calcext:value-type="float">
            <text:p>166606.66</text:p>
          </table:table-cell>
          <table:table-cell table:style-name="ce39" office:value-type="float" office:value="7201.80888939" calcext:value-type="float">
            <text:p>7201.81</text:p>
          </table:table-cell>
          <table:table-cell table:style-name="ce45" office:value-type="float" office:value="4.12948326392242" calcext:value-type="float">
            <text:p>4.13</text:p>
          </table:table-cell>
          <table:table-cell office:value-type="float" office:value="173249.862" calcext:value-type="float">
            <text:p>173249.86</text:p>
          </table:table-cell>
          <table:table-cell office:value-type="float" office:value="173238.424" calcext:value-type="float">
            <text:p>173238.42</text:p>
          </table:table-cell>
          <table:table-cell table:formula="of:=[.E55]&lt;[.J55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164269.063622" calcext:value-type="float">
            <text:p>164269.06</text:p>
          </table:table-cell>
          <table:table-cell table:style-name="ce39" office:value-type="float" office:value="157480.157394" calcext:value-type="float">
            <text:p>157480.16</text:p>
          </table:table-cell>
          <table:table-cell table:style-name="ce39" office:value-type="float" office:value="7201.40979958" calcext:value-type="float">
            <text:p>7201.41</text:p>
          </table:table-cell>
          <table:table-cell table:style-name="ce45" office:value-type="float" office:value="4.31095976810259" calcext:value-type="float">
            <text:p>4.31</text:p>
          </table:table-cell>
          <table:table-cell table:style-name="ce11" office:value-type="float" office:value="163603.716" calcext:value-type="float">
            <text:p>163603.72</text:p>
          </table:table-cell>
          <table:table-cell table:style-name="ce11" office:value-type="float" office:value="163585.627" calcext:value-type="float">
            <text:p>163585.63</text:p>
          </table:table-cell>
          <table:table-cell table:formula="of:=[.E56]&lt;[.J56]" office:value-type="float" office:value="0" calcext:value-type="float">
            <text:p>0.00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3" office:value-type="float" office:value="161385.471095" calcext:value-type="float">
            <text:p>161385.47</text:p>
          </table:table-cell>
          <table:table-cell table:style-name="ce40" office:value-type="float" office:value="154271.826618" calcext:value-type="float">
            <text:p>154271.83</text:p>
          </table:table-cell>
          <table:table-cell table:style-name="ce40" office:value-type="float" office:value="7201.08411026" calcext:value-type="float">
            <text:p>7201.08</text:p>
          </table:table-cell>
          <table:table-cell table:style-name="ce46" office:value-type="float" office:value="4.61111055268337" calcext:value-type="float">
            <text:p>4.61</text:p>
          </table:table-cell>
          <table:table-cell table:number-columns-repeated="2"/>
          <table:table-cell table:formula="of:=[.E57]&lt;[.J57]" office:value-type="float" office:value="0" calcext:value-type="float">
            <text:p>0.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145093.591" calcext:value-type="float">
            <text:p>145093.591</text:p>
          </table:table-cell>
          <table:table-cell table:style-name="ce25" office:value-type="float" office:value="145092.337" calcext:value-type="float">
            <text:p>145092.337</text:p>
          </table:table-cell>
          <table:table-cell table:style-name="ce25" office:value-type="float" office:value="20.739" calcext:value-type="float">
            <text:p>20.739</text:p>
          </table:table-cell>
          <table:table-cell table:style-name="ce47" office:value-type="float" office:value="0" calcext:value-type="float">
            <text:p>0.00</text:p>
          </table:table-cell>
          <table:table-cell office:value-type="float" office:value="145105.647" calcext:value-type="float">
            <text:p>145105.65</text:p>
          </table:table-cell>
          <table:table-cell office:value-type="float" office:value="145093.063" calcext:value-type="float">
            <text:p>145093.06</text:p>
          </table:table-cell>
          <table:table-cell table:formula="of:=[.E58]&lt;[.J58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6713.573" calcext:value-type="float">
            <text:p>146713.573</text:p>
          </table:table-cell>
          <table:table-cell table:style-name="Default" office:value-type="float" office:value="146712.137" calcext:value-type="float">
            <text:p>146712.137</text:p>
          </table:table-cell>
          <table:table-cell table:style-name="Default" office:value-type="float" office:value="32.033" calcext:value-type="float">
            <text:p>32.0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6726.043" calcext:value-type="float">
            <text:p>146726.04</text:p>
          </table:table-cell>
          <table:table-cell office:value-type="float" office:value="146712.72" calcext:value-type="float">
            <text:p>146712.72</text:p>
          </table:table-cell>
          <table:table-cell table:formula="of:=[.E59]&lt;[.J59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4145.889" calcext:value-type="float">
            <text:p>144145.889</text:p>
          </table:table-cell>
          <table:table-cell table:style-name="Default" office:value-type="float" office:value="144144.614" calcext:value-type="float">
            <text:p>144144.614</text:p>
          </table:table-cell>
          <table:table-cell table:style-name="Default" office:value-type="float" office:value="53.115" calcext:value-type="float">
            <text:p>53.1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4158.886" calcext:value-type="float">
            <text:p>144158.89</text:p>
          </table:table-cell>
          <table:table-cell office:value-type="float" office:value="144145.348" calcext:value-type="float">
            <text:p>144145.35</text:p>
          </table:table-cell>
          <table:table-cell table:formula="of:=[.E60]&lt;[.J60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5964.124" calcext:value-type="float">
            <text:p>145964.124</text:p>
          </table:table-cell>
          <table:table-cell table:style-name="Default" office:value-type="float" office:value="145962.882" calcext:value-type="float">
            <text:p>145962.882</text:p>
          </table:table-cell>
          <table:table-cell table:style-name="Default" office:value-type="float" office:value="13.051" calcext:value-type="float">
            <text:p>13.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5977.34" calcext:value-type="float">
            <text:p>145977.34</text:p>
          </table:table-cell>
          <table:table-cell office:value-type="float" office:value="145963.529" calcext:value-type="float">
            <text:p>145963.53</text:p>
          </table:table-cell>
          <table:table-cell table:formula="of:=[.E61]&lt;[.J61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a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1773.528" calcext:value-type="float">
            <text:p>141773.528</text:p>
          </table:table-cell>
          <table:table-cell table:style-name="Default" office:value-type="float" office:value="141772.198" calcext:value-type="float">
            <text:p>141772.198</text:p>
          </table:table-cell>
          <table:table-cell table:style-name="Default" office:value-type="float" office:value="19.806" calcext:value-type="float">
            <text:p>19.8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1778.852" calcext:value-type="float">
            <text:p>141778.85</text:p>
          </table:table-cell>
          <table:table-cell office:value-type="float" office:value="141772.198" calcext:value-type="float">
            <text:p>141772.20</text:p>
          </table:table-cell>
          <table:table-cell table:formula="of:=[.E62]&lt;[.J62]" office:value-type="float" office:value="0" calcext:value-type="float">
            <text:p>0.0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Van.A2:Van.J119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Kartal.A22:Kartal.I3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Kartal Model2'.A1:'Kartal Model2'.A1048576"/>
        <table:database-range table:name="__Anonymous_Sheet_DB__3" table:target-range-address="'Van Model2'.A41:'Van Model2'.H5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en" number:country="US">
      <number:text> </number:text>
      <number:fill-character> </number:fill-character>
      <number:text>- </number:text>
    </number:number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1P2" style:volatile="true" number:language="en" number:country="US">
      <number:currency-symbol/>
      <number:fill-character> </number:fill-character>
      <number:text>- </number:text>
    </number:currency-style>
    <number:text-style style:name="N10121" number:language="en" number:country="U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00-00-00</text:date>, <text:time style:data-style-name="N2" text:time-value="13:44:52.534725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18:04.269980419</meta:creation-date>
    <dc:date>2022-06-13T19:26:58.815348855</dc:date>
    <meta:editing-duration>PT3H9M20S</meta:editing-duration>
    <meta:editing-cycles>4</meta:editing-cycles>
    <meta:generator>LibreOffice/7.3.3.2$Linux_X86_64 LibreOffice_project/30$Build-2</meta:generator>
    <meta:document-statistic meta:table-count="6" meta:cell-count="2563" meta:object-count="0"/>
  </office:meta>
</office:document-meta>
</file>